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40.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normal" fo:font-family="Ubuntu" style:font-family-asian="Ubuntu" style:font-family-complex="Ubuntu"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Ubuntu" style:font-family-asian="Ubuntu" style:font-family-complex="Ubuntu" fo:background-color="transparent" style:use-window-font-color="true"/>
    </style:style>
    <style:style style:name="T7" style:family="text">
      <style:text-properties fo:font-size="10.00pt" fo:font-weight="normal" fo:font-family="Ubuntu" style:font-family-asian="Ubuntu" style:font-family-complex="Ubuntu"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Ubuntu" style:font-family-asian="Ubuntu" style:font-family-complex="Ubuntu"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fo:font-family="Ubuntu" style:font-family-asian="Ubuntu" style:font-family-complex="Ubuntu" fo:background-color="transparent" style:use-window-font-color="true"/>
    </style:style>
    <style:style style:name="T12" style:family="text">
      <style:text-properties fo:font-size="10.00pt" fo:font-weight="normal" fo:font-family="Ubuntu" style:font-family-asian="Ubuntu" style:font-family-complex="Ubuntu" fo:background-color="transparent" style:use-window-font-color="true"/>
    </style:style>
    <style:style style:name="T13" style:family="text">
      <style:text-properties fo:font-size="16.00pt" fo:font-weight="bold" fo:font-family="Ubuntu" style:font-family-asian="Ubuntu" style:font-family-complex="Ubuntu" fo:background-color="transparent" style:use-window-font-color="true"/>
    </style:style>
    <style:style style:name="T14" style:family="text">
      <style:text-properties fo:font-size="10.00pt" fo:font-weight="bold" fo:font-family="Ubuntu" style:font-family-asian="Ubuntu" style:font-family-complex="Ubuntu" fo:background-color="transparent" style:use-window-font-color="true"/>
    </style:style>
    <style:style style:name="T15" style:family="text">
      <style:text-properties fo:font-size="10.00pt" fo:font-weight="normal" fo:font-family="Ubuntu" style:font-family-asian="Ubuntu" style:font-family-complex="Ubuntu" fo:background-color="transparent" style:use-window-font-color="true"/>
    </style:style>
    <style:style style:name="T16" style:family="text">
      <style:text-properties fo:font-size="10.00pt" fo:font-weight="bold" fo:font-family="Ubuntu" style:font-family-asian="Ubuntu" style:font-family-complex="Ubuntu" fo:background-color="transparent" style:use-window-font-color="true"/>
    </style:style>
    <style:style style:name="T17" style:family="text">
      <style:text-properties fo:font-size="10.00pt" fo:font-weight="normal" fo:font-family="Ubuntu" style:font-family-asian="Ubuntu" style:font-family-complex="Ubuntu" fo:background-color="transparent" style:use-window-font-color="true"/>
    </style:style>
    <style:style style:name="T18" style:family="text">
      <style:text-properties fo:font-size="9.00pt" fo:font-weight="bold" fo:font-family="'Courier New'" style:font-family-asian="'Courier New'" style:font-family-complex="'Courier New'" fo:background-color="transparent" style:use-window-font-color="true"/>
    </style:style>
    <style:style style:name="T19" style:family="text">
      <style:text-properties fo:font-size="10.00pt" fo:font-weight="normal" fo:font-family="Ubuntu" style:font-family-asian="Ubuntu" style:font-family-complex="Ubuntu" fo:background-color="transparent" style:use-window-font-color="true"/>
    </style:style>
    <style:style style:name="T20" style:family="text">
      <style:text-properties fo:font-size="9.00pt" fo:font-weight="bold" fo:font-family="'Courier New'" style:font-family-asian="'Courier New'" style:font-family-complex="'Courier New'" fo:background-color="transparent" style:use-window-font-color="true"/>
    </style:style>
    <style:style style:name="T21" style:family="text">
      <style:text-properties fo:font-size="10.00pt" fo:font-weight="bold" fo:font-family="Ubuntu" style:font-family-asian="Ubuntu" style:font-family-complex="Ubuntu" fo:background-color="transparent" style:use-window-font-color="true"/>
    </style:style>
    <style:style style:name="T22" style:family="text">
      <style:text-properties fo:font-size="10.00pt" fo:font-weight="normal" fo:font-family="Ubuntu" style:font-family-asian="Ubuntu" style:font-family-complex="Ubuntu"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Ubuntu" style:font-family-asian="Ubuntu" style:font-family-complex="Ubuntu"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bold" fo:font-family="Ubuntu" style:font-family-asian="Ubuntu" style:font-family-complex="Ubuntu"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Ubuntu" style:font-family-asian="Ubuntu" style:font-family-complex="Ubuntu"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Ubuntu" style:font-family-asian="Ubuntu" style:font-family-complex="Ubuntu"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Ubuntu" style:font-family-asian="Ubuntu" style:font-family-complex="Ubuntu"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Ubuntu" style:font-family-asian="Ubuntu" style:font-family-complex="Ubuntu"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normal" fo:font-family="Ubuntu" style:font-family-asian="Ubuntu" style:font-family-complex="Ubuntu"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Ubuntu" style:font-family-asian="Ubuntu" style:font-family-complex="Ubuntu"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Ubuntu" style:font-family-asian="Ubuntu" style:font-family-complex="Ubuntu"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Ubuntu" style:font-family-asian="Ubuntu" style:font-family-complex="Ubuntu"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Ubuntu" style:font-family-asian="Ubuntu" style:font-family-complex="Ubuntu"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Ubuntu" style:font-family-asian="Ubuntu" style:font-family-complex="Ubuntu"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Ubuntu" style:font-family-asian="Ubuntu" style:font-family-complex="Ubuntu"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Ubuntu" style:font-family-asian="Ubuntu" style:font-family-complex="Ubuntu"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Ubuntu" style:font-family-asian="Ubuntu" style:font-family-complex="Ubuntu"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bold" fo:font-family="Ubuntu" style:font-family-asian="Ubuntu" style:font-family-complex="Ubuntu" fo:background-color="transparent" style:use-window-font-color="true"/>
    </style:style>
    <style:style style:name="T55" style:family="text">
      <style:text-properties fo:font-size="10.00pt" fo:font-weight="normal" fo:font-family="Ubuntu" style:font-family-asian="Ubuntu" style:font-family-complex="Ubuntu" fo:background-color="transparent" style:use-window-font-color="true"/>
    </style:style>
    <style:style style:name="T56" style:family="text">
      <style:text-properties fo:font-size="10.00pt" fo:font-weight="bold" fo:font-family="Ubuntu" style:font-family-asian="Ubuntu" style:font-family-complex="Ubuntu" fo:background-color="transparent" style:use-window-font-color="true"/>
    </style:style>
    <style:style style:name="T57" style:family="text">
      <style:text-properties fo:font-size="10.00pt" fo:font-weight="normal" fo:font-family="Ubuntu" style:font-family-asian="Ubuntu" style:font-family-complex="Ubuntu" fo:background-color="transparent" style:use-window-font-color="true"/>
    </style:style>
    <style:style style:name="T58" style:family="text">
      <style:text-properties fo:font-size="9.00pt" fo:font-weight="bold" fo:font-family="'Courier New'" style:font-family-asian="'Courier New'" style:font-family-complex="'Courier New'" fo:background-color="transparent" style:use-window-font-color="true"/>
    </style:style>
    <style:style style:name="T59" style:family="text">
      <style:text-properties fo:font-size="10.00pt" fo:font-weight="normal" fo:font-family="Ubuntu" style:font-family-asian="Ubuntu" style:font-family-complex="Ubuntu" fo:background-color="transparent" style:use-window-font-color="true"/>
    </style:style>
    <style:style style:name="T60" style:family="text">
      <style:text-properties fo:font-size="10.00pt" fo:font-weight="bold" fo:font-family="Ubuntu" style:font-family-asian="Ubuntu" style:font-family-complex="Ubuntu" fo:background-color="transparent" style:use-window-font-color="true"/>
    </style:style>
    <style:style style:name="T61" style:family="text">
      <style:text-properties fo:font-size="10.00pt" fo:font-weight="normal" fo:font-family="Ubuntu" style:font-family-asian="Ubuntu" style:font-family-complex="Ubuntu" fo:background-color="transparent" style:use-window-font-color="true"/>
    </style:style>
    <style:style style:name="T62" style:family="text">
      <style:text-properties fo:font-size="10.00pt" fo:font-weight="bold" fo:font-family="Ubuntu" style:font-family-asian="Ubuntu" style:font-family-complex="Ubuntu" fo:background-color="transparent" style:use-window-font-color="true"/>
    </style:style>
    <style:style style:name="T63" style:family="text">
      <style:text-properties fo:font-size="9.00pt" fo:font-weight="bold" fo:font-family="'Courier New'" style:font-family-asian="'Courier New'" style:font-family-complex="'Courier New'" fo:background-color="transparent" style:use-window-font-color="true"/>
    </style:style>
    <style:style style:name="T64" style:family="text">
      <style:text-properties fo:font-size="16.00pt" fo:font-weight="bold" fo:font-family="Ubuntu" style:font-family-asian="Ubuntu" style:font-family-complex="Ubuntu" fo:background-color="transparent" style:use-window-font-color="true"/>
    </style:style>
    <style:style style:name="T65" style:family="text">
      <style:text-properties fo:font-size="13.00pt" fo:font-weight="bold" fo:font-family="Ubuntu" style:font-family-asian="Ubuntu" style:font-family-complex="Ubuntu" fo:background-color="transparent" style:use-window-font-color="true"/>
    </style:style>
    <style:style style:name="T66" style:family="text">
      <style:text-properties fo:font-size="10.00pt" fo:font-weight="normal" fo:font-family="Ubuntu" style:font-family-asian="Ubuntu" style:font-family-complex="Ubuntu" fo:background-color="transparent" style:use-window-font-color="true"/>
    </style:style>
    <style:style style:name="T67" style:family="text">
      <style:text-properties fo:font-size="13.00pt" fo:font-weight="bold" fo:font-family="Ubuntu" style:font-family-asian="Ubuntu" style:font-family-complex="Ubuntu"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bold" fo:font-family="Ubuntu" style:font-family-asian="Ubuntu" style:font-family-complex="Ubuntu"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bold" fo:font-family="Ubuntu" style:font-family-asian="Ubuntu" style:font-family-complex="Ubuntu"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Ubuntu" style:font-family-asian="Ubuntu" style:font-family-complex="Ubuntu"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Ubuntu" style:font-family-asian="Ubuntu" style:font-family-complex="Ubuntu"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Ubuntu" style:font-family-asian="Ubuntu" style:font-family-complex="Ubuntu"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6.00pt" fo:font-weight="bold" fo:font-family="Ubuntu" style:font-family-asian="Ubuntu" style:font-family-complex="Ubuntu" fo:background-color="transparent" style:use-window-font-color="true"/>
    </style:style>
    <style:style style:name="T80" style:family="text">
      <style:text-properties fo:font-size="13.00pt" fo:font-weight="bold" fo:font-family="Ubuntu" style:font-family-asian="Ubuntu" style:font-family-complex="Ubuntu" fo:background-color="transparent" style:use-window-font-color="true"/>
    </style:style>
    <style:style style:name="T81" style:family="text">
      <style:text-properties fo:font-size="10.00pt" fo:font-weight="normal" fo:font-family="Ubuntu" style:font-family-asian="Ubuntu" style:font-family-complex="Ubuntu" fo:background-color="transparent" style:use-window-font-color="true"/>
    </style:style>
    <style:style style:name="T82" style:family="text">
      <style:text-properties fo:font-size="13.00pt" fo:font-weight="bold" fo:font-family="Ubuntu" style:font-family-asian="Ubuntu" style:font-family-complex="Ubuntu"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bold" fo:font-family="Ubuntu" style:font-family-asian="Ubuntu" style:font-family-complex="Ubuntu"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bold" fo:font-family="Ubuntu" style:font-family-asian="Ubuntu" style:font-family-complex="Ubuntu"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bold" fo:font-family="Ubuntu" style:font-family-asian="Ubuntu" style:font-family-complex="Ubuntu"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9.00pt" fo:font-weight="bold" fo:font-family="'Courier New'" style:font-family-asian="'Courier New'" style:font-family-complex="'Courier New'"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9.00pt" fo:font-weight="bold" fo:font-family="'Courier New'" style:font-family-asian="'Courier New'" style:font-family-complex="'Courier New'"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Ubuntu" style:font-family-asian="Ubuntu" style:font-family-complex="Ubuntu" fo:background-color="transparent" style:use-window-font-color="true"/>
    </style:style>
    <style:style style:name="T95" style:family="text">
      <style:text-properties fo:font-size="9.00pt" fo:font-weight="bold" fo:font-family="'Courier New'" style:font-family-asian="'Courier New'" style:font-family-complex="'Courier New'" fo:background-color="transparent" style:use-window-font-color="true"/>
    </style:style>
    <style:style style:name="T96" style:family="text">
      <style:text-properties fo:font-size="10.00pt" fo:font-weight="normal" fo:font-family="Ubuntu" style:font-family-asian="Ubuntu" style:font-family-complex="Ubuntu"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9.00pt" fo:font-weight="bold" fo:font-family="'Courier New'" style:font-family-asian="'Courier New'" style:font-family-complex="'Courier New'"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9.00pt" fo:font-weight="bold" fo:font-family="'Courier New'" style:font-family-asian="'Courier New'" style:font-family-complex="'Courier New'"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Ubuntu" style:font-family-asian="Ubuntu" style:font-family-complex="Ubuntu" fo:background-color="transparent" style:use-window-font-color="true"/>
    </style:style>
    <style:style style:name="T103" style:family="text">
      <style:text-properties fo:font-size="9.00pt" fo:font-weight="bold" fo:font-family="'Courier New'" style:font-family-asian="'Courier New'" style:font-family-complex="'Courier New'" fo:background-color="transparent" style:use-window-font-color="true"/>
    </style:style>
    <style:style style:name="T104" style:family="text">
      <style:text-properties fo:font-size="10.00pt" fo:font-weight="normal" fo:font-family="Ubuntu" style:font-family-asian="Ubuntu" style:font-family-complex="Ubuntu"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3.00pt" fo:font-weight="normal" fo:font-family="Ubuntu" style:font-family-asian="Ubuntu" style:font-family-complex="Ubuntu"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8.00pt" fo:font-weight="normal" fo:font-family="'Courier 10 Pitch'" style:font-family-asian="'Courier 10 Pitch'" style:font-family-complex="'Courier 10 Pitch'" fo:background-color="#e6e6e6"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8.00pt" fo:font-weight="normal" fo:font-family="'Courier 10 Pitch'" style:font-family-asian="'Courier 10 Pitch'" style:font-family-complex="'Courier 10 Pitch'" fo:background-color="#e6e6e6"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6.00pt" fo:font-weight="bold" fo:font-family="Ubuntu" style:font-family-asian="Ubuntu" style:font-family-complex="Ubuntu" fo:background-color="transparent" style:use-window-font-color="true"/>
    </style:style>
    <style:style style:name="T113" style:family="text">
      <style:text-properties fo:font-size="13.00pt" fo:font-weight="bold" fo:font-family="Ubuntu" style:font-family-asian="Ubuntu" style:font-family-complex="Ubuntu" fo:background-color="transparent" style:use-window-font-color="true"/>
    </style:style>
    <style:style style:name="T114" style:family="text">
      <style:text-properties fo:font-size="10.00pt" fo:font-weight="normal" fo:font-family="Ubuntu" style:font-family-asian="Ubuntu" style:font-family-complex="Ubuntu" fo:background-color="transparent" style:use-window-font-color="true"/>
    </style:style>
    <style:style style:name="T115" style:family="text">
      <style:text-properties fo:font-size="13.00pt" fo:font-weight="bold" fo:font-family="Ubuntu" style:font-family-asian="Ubuntu" style:font-family-complex="Ubuntu"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bold" fo:font-family="Ubuntu" style:font-family-asian="Ubuntu" style:font-family-complex="Ubuntu"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bold" fo:font-family="Ubuntu" style:font-family-asian="Ubuntu" style:font-family-complex="Ubuntu"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bold" fo:font-family="Ubuntu" style:font-family-asian="Ubuntu" style:font-family-complex="Ubuntu"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9.00pt" fo:font-weight="bold" fo:font-family="'Courier New'" style:font-family-asian="'Courier New'" style:font-family-complex="'Courier New'"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9.00pt" fo:font-weight="bold" fo:font-family="'Courier New'" style:font-family-asian="'Courier New'" style:font-family-complex="'Courier New'"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Ubuntu" style:font-family-asian="Ubuntu" style:font-family-complex="Ubuntu"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9.00pt" fo:font-weight="bold" fo:font-family="'Courier New'" style:font-family-asian="'Courier New'" style:font-family-complex="'Courier New'"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9.00pt" fo:font-weight="bold" fo:font-family="'Courier New'" style:font-family-asian="'Courier New'" style:font-family-complex="'Courier New'"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fo:font-family="Ubuntu" style:font-family-asian="Ubuntu" style:font-family-complex="Ubuntu"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9.00pt" fo:font-weight="bold" fo:font-family="'Courier New'" style:font-family-asian="'Courier New'" style:font-family-complex="'Courier New'"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9.00pt" fo:font-weight="bold" fo:font-family="'Courier New'" style:font-family-asian="'Courier New'" style:font-family-complex="'Courier New'"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fo:font-family="Ubuntu" style:font-family-asian="Ubuntu" style:font-family-complex="Ubuntu"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9.00pt" fo:font-weight="bold" fo:font-family="'Courier New'" style:font-family-asian="'Courier New'" style:font-family-complex="'Courier New'"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9.00pt" fo:font-weight="bold" fo:font-family="'Courier New'" style:font-family-asian="'Courier New'" style:font-family-complex="'Courier New'"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normal" fo:font-family="Ubuntu" style:font-family-asian="Ubuntu" style:font-family-complex="Ubuntu"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9.00pt" fo:font-weight="bold" fo:font-family="'Courier New'" style:font-family-asian="'Courier New'" style:font-family-complex="'Courier New'"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9.00pt" fo:font-weight="bold" fo:font-family="'Courier New'" style:font-family-asian="'Courier New'" style:font-family-complex="'Courier New'"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00pt" fo:font-weight="normal" fo:font-family="Ubuntu" style:font-family-asian="Ubuntu" style:font-family-complex="Ubuntu"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9.00pt" fo:font-weight="bold" fo:font-family="'Courier New'" style:font-family-asian="'Courier New'" style:font-family-complex="'Courier New'"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9.00pt" fo:font-weight="bold" fo:font-family="'Courier New'" style:font-family-asian="'Courier New'" style:font-family-complex="'Courier New'"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0.00pt" fo:font-weight="normal" fo:font-family="Ubuntu" style:font-family-asian="Ubuntu" style:font-family-complex="Ubuntu"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9.00pt" fo:font-weight="bold" fo:font-family="'Courier New'" style:font-family-asian="'Courier New'" style:font-family-complex="'Courier New'"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9.00pt" fo:font-weight="bold" fo:font-family="'Courier New'" style:font-family-asian="'Courier New'" style:font-family-complex="'Courier New'"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normal" fo:font-family="Ubuntu" style:font-family-asian="Ubuntu" style:font-family-complex="Ubuntu"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9.00pt" fo:font-weight="bold" fo:font-family="'Courier New'" style:font-family-asian="'Courier New'" style:font-family-complex="'Courier New'"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9.00pt" fo:font-weight="bold" fo:font-family="'Courier New'" style:font-family-asian="'Courier New'" style:font-family-complex="'Courier New'"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0.00pt" fo:font-weight="normal" fo:font-family="Ubuntu" style:font-family-asian="Ubuntu" style:font-family-complex="Ubuntu"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9.00pt" fo:font-weight="bold" fo:font-family="'Courier New'" style:font-family-asian="'Courier New'" style:font-family-complex="'Courier New'"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9.00pt" fo:font-weight="bold" fo:font-family="'Courier New'" style:font-family-asian="'Courier New'" style:font-family-complex="'Courier New'"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fo:font-family="Ubuntu" style:font-family-asian="Ubuntu" style:font-family-complex="Ubuntu"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9.00pt" fo:font-weight="bold" fo:font-family="'Courier New'" style:font-family-asian="'Courier New'" style:font-family-complex="'Courier New'"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9.00pt" fo:font-weight="bold" fo:font-family="'Courier New'" style:font-family-asian="'Courier New'" style:font-family-complex="'Courier New'"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00pt" fo:font-weight="normal" fo:font-family="Ubuntu" style:font-family-asian="Ubuntu" style:font-family-complex="Ubuntu"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9.00pt" fo:font-weight="bold" fo:font-family="'Courier New'" style:font-family-asian="'Courier New'" style:font-family-complex="'Courier New'"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9.00pt" fo:font-weight="bold" fo:font-family="'Courier New'" style:font-family-asian="'Courier New'" style:font-family-complex="'Courier New'"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Ubuntu" style:font-family-asian="Ubuntu" style:font-family-complex="Ubuntu"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3.00pt" fo:font-weight="normal" fo:font-family="Ubuntu" style:font-family-asian="Ubuntu" style:font-family-complex="Ubuntu"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8.00pt" fo:font-weight="normal" fo:font-family="'Courier 10 Pitch'" style:font-family-asian="'Courier 10 Pitch'" style:font-family-complex="'Courier 10 Pitch'" fo:background-color="#e6e6e6" style:use-window-font-color="true"/>
    </style:style>
    <style:style style:name="T192"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193" style:family="text">
      <style:text-properties fo:font-size="8.00pt" fo:font-weight="normal" fo:font-family="'Courier 10 Pitch'" style:font-family-asian="'Courier 10 Pitch'" style:font-family-complex="'Courier 10 Pitch'" fo:background-color="#e6e6e6"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6.00pt" fo:font-weight="bold" fo:font-family="Ubuntu" style:font-family-asian="Ubuntu" style:font-family-complex="Ubuntu" fo:background-color="transparent" style:use-window-font-color="true"/>
    </style:style>
    <style:style style:name="T196" style:family="text">
      <style:text-properties fo:font-size="13.00pt" fo:font-weight="bold" fo:font-family="Ubuntu" style:font-family-asian="Ubuntu" style:font-family-complex="Ubuntu" fo:background-color="transparent" style:use-window-font-color="true"/>
    </style:style>
    <style:style style:name="T197" style:family="text">
      <style:text-properties fo:font-size="10.00pt" fo:font-weight="normal" fo:font-family="Ubuntu" style:font-family-asian="Ubuntu" style:font-family-complex="Ubuntu" fo:background-color="transparent" style:use-window-font-color="true"/>
    </style:style>
    <style:style style:name="T198" style:family="text">
      <style:text-properties fo:font-size="13.00pt" fo:font-weight="bold" fo:font-family="Ubuntu" style:font-family-asian="Ubuntu" style:font-family-complex="Ubuntu"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0.00pt" fo:font-weight="bold" fo:font-family="Ubuntu" style:font-family-asian="Ubuntu" style:font-family-complex="Ubuntu"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bold" fo:font-family="Ubuntu" style:font-family-asian="Ubuntu" style:font-family-complex="Ubuntu"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bold" fo:font-family="Ubuntu" style:font-family-asian="Ubuntu" style:font-family-complex="Ubuntu"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9.00pt" fo:font-weight="bold" fo:font-family="'Courier New'" style:font-family-asian="'Courier New'" style:font-family-complex="'Courier New'"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9.00pt" fo:font-weight="bold" fo:font-family="'Courier New'" style:font-family-asian="'Courier New'" style:font-family-complex="'Courier New'"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00pt" fo:font-weight="normal" fo:font-family="Ubuntu" style:font-family-asian="Ubuntu" style:font-family-complex="Ubuntu"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9.00pt" fo:font-weight="bold" fo:font-family="'Courier New'" style:font-family-asian="'Courier New'" style:font-family-complex="'Courier New'"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9.00pt" fo:font-weight="bold" fo:font-family="'Courier New'" style:font-family-asian="'Courier New'" style:font-family-complex="'Courier New'"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0.00pt" fo:font-weight="normal" fo:font-family="Ubuntu" style:font-family-asian="Ubuntu" style:font-family-complex="Ubuntu"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3.00pt" fo:font-weight="normal" fo:font-family="Ubuntu" style:font-family-asian="Ubuntu" style:font-family-complex="Ubuntu"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8.00pt" fo:font-weight="normal" fo:font-family="'Courier 10 Pitch'" style:font-family-asian="'Courier 10 Pitch'" style:font-family-complex="'Courier 10 Pitch'" fo:background-color="#e6e6e6"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6.00pt" fo:font-weight="bold" fo:font-family="Ubuntu" style:font-family-asian="Ubuntu" style:font-family-complex="Ubuntu" fo:background-color="transparent" style:use-window-font-color="true"/>
    </style:style>
    <style:style style:name="T223" style:family="text">
      <style:text-properties fo:font-size="13.00pt" fo:font-weight="normal" fo:font-family="Ubuntu" style:font-family-asian="Ubuntu" style:font-family-complex="Ubuntu" fo:background-color="transparent" style:use-window-font-color="true"/>
    </style:style>
    <style:style style:name="T224" style:family="text">
      <style:text-properties fo:font-size="10.00pt" fo:font-weight="normal" fo:font-family="Ubuntu" style:font-family-asian="Ubuntu" style:font-family-complex="Ubuntu" fo:background-color="transparent" style:use-window-font-color="true"/>
    </style:style>
    <style:style style:name="T225" style:family="text">
      <style:text-properties fo:font-size="10.00pt" fo:font-weight="bold" fo:font-family="Ubuntu" style:font-family-asian="Ubuntu" style:font-family-complex="Ubuntu" fo:background-color="transparent" style:use-window-font-color="true"/>
    </style:style>
    <style:style style:name="T226" style:family="text">
      <style:text-properties fo:font-size="10.00pt" fo:font-weight="normal" fo:font-family="Ubuntu" style:font-family-asian="Ubuntu" style:font-family-complex="Ubuntu" fo:background-color="transparent" style:use-window-font-color="true"/>
    </style:style>
    <style:style style:name="T227" style:family="text">
      <style:text-properties fo:font-size="13.00pt" fo:font-weight="normal" fo:font-family="Ubuntu" style:font-family-asian="Ubuntu" style:font-family-complex="Ubuntu"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bold" fo:font-family="Ubuntu" style:font-family-asian="Ubuntu" style:font-family-complex="Ubuntu"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0.00pt" fo:font-weight="bold" fo:font-family="Ubuntu" style:font-family-asian="Ubuntu" style:font-family-complex="Ubuntu"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0.00pt" fo:font-weight="bold" fo:font-family="Ubuntu" style:font-family-asian="Ubuntu" style:font-family-complex="Ubuntu"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0.00pt" fo:font-weight="bold" fo:font-family="Ubuntu" style:font-family-asian="Ubuntu" style:font-family-complex="Ubuntu"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9.00pt" fo:font-weight="bold" fo:font-family="'Courier New'" style:font-family-asian="'Courier New'" style:font-family-complex="'Courier New'"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9.00pt" fo:font-weight="bold" fo:font-family="'Courier New'" style:font-family-asian="'Courier New'" style:font-family-complex="'Courier New'"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0.00pt" fo:font-weight="normal" fo:font-family="Ubuntu" style:font-family-asian="Ubuntu" style:font-family-complex="Ubuntu"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0.00pt" fo:font-weight="normal" fo:font-family="Ubuntu" style:font-family-asian="Ubuntu" style:font-family-complex="Ubuntu"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9.00pt" fo:font-weight="bold" fo:font-family="'Courier New'" style:font-family-asian="'Courier New'" style:font-family-complex="'Courier New'"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9.00pt" fo:font-weight="bold" fo:font-family="'Courier New'" style:font-family-asian="'Courier New'" style:font-family-complex="'Courier New'"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0.00pt" fo:font-weight="normal" fo:font-family="Ubuntu" style:font-family-asian="Ubuntu" style:font-family-complex="Ubuntu"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0.00pt" fo:font-weight="normal" fo:font-family="Ubuntu" style:font-family-asian="Ubuntu" style:font-family-complex="Ubuntu"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9.00pt" fo:font-weight="bold" fo:font-family="'Courier New'" style:font-family-asian="'Courier New'" style:font-family-complex="'Courier New'"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9.00pt" fo:font-weight="bold" fo:font-family="'Courier New'" style:font-family-asian="'Courier New'" style:font-family-complex="'Courier New'"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0.00pt" fo:font-weight="normal" fo:font-family="Ubuntu" style:font-family-asian="Ubuntu" style:font-family-complex="Ubuntu"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0.00pt" fo:font-weight="normal" fo:font-family="Ubuntu" style:font-family-asian="Ubuntu" style:font-family-complex="Ubuntu"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9.00pt" fo:font-weight="bold" fo:font-family="'Courier New'" style:font-family-asian="'Courier New'" style:font-family-complex="'Courier New'"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9.00pt" fo:font-weight="bold" fo:font-family="'Courier New'" style:font-family-asian="'Courier New'" style:font-family-complex="'Courier New'"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0.00pt" fo:font-weight="normal" fo:font-family="Ubuntu" style:font-family-asian="Ubuntu" style:font-family-complex="Ubuntu"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0.00pt" fo:font-weight="normal" fo:font-family="Ubuntu" style:font-family-asian="Ubuntu" style:font-family-complex="Ubuntu"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9.00pt" fo:font-weight="bold" fo:font-family="'Courier New'" style:font-family-asian="'Courier New'" style:font-family-complex="'Courier New'"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9.00pt" fo:font-weight="bold" fo:font-family="'Courier New'" style:font-family-asian="'Courier New'" style:font-family-complex="'Courier New'"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normal" fo:font-family="Ubuntu" style:font-family-asian="Ubuntu" style:font-family-complex="Ubuntu"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normal" fo:font-family="Ubuntu" style:font-family-asian="Ubuntu" style:font-family-complex="Ubuntu"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9.00pt" fo:font-weight="bold" fo:font-family="'Courier New'" style:font-family-asian="'Courier New'" style:font-family-complex="'Courier New'"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9.00pt" fo:font-weight="bold" fo:font-family="'Courier New'" style:font-family-asian="'Courier New'" style:font-family-complex="'Courier New'"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normal" fo:font-family="Ubuntu" style:font-family-asian="Ubuntu" style:font-family-complex="Ubuntu"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0.00pt" fo:font-weight="normal" fo:font-family="Ubuntu" style:font-family-asian="Ubuntu" style:font-family-complex="Ubuntu"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9.00pt" fo:font-weight="bold" fo:font-family="'Courier New'" style:font-family-asian="'Courier New'" style:font-family-complex="'Courier New'"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9.00pt" fo:font-weight="bold" fo:font-family="'Courier New'" style:font-family-asian="'Courier New'" style:font-family-complex="'Courier New'"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00pt" fo:font-weight="normal" fo:font-family="Ubuntu" style:font-family-asian="Ubuntu" style:font-family-complex="Ubuntu"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normal" fo:font-family="Ubuntu" style:font-family-asian="Ubuntu" style:font-family-complex="Ubuntu"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9.00pt" fo:font-weight="bold" fo:font-family="'Courier New'" style:font-family-asian="'Courier New'" style:font-family-complex="'Courier New'"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9.00pt" fo:font-weight="bold" fo:font-family="'Courier New'" style:font-family-asian="'Courier New'" style:font-family-complex="'Courier New'"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0.00pt" fo:font-weight="normal" fo:font-family="Ubuntu" style:font-family-asian="Ubuntu" style:font-family-complex="Ubuntu"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0.00pt" fo:font-weight="normal" fo:font-family="Ubuntu" style:font-family-asian="Ubuntu" style:font-family-complex="Ubuntu"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3.00pt" fo:font-weight="normal" fo:font-family="Ubuntu" style:font-family-asian="Ubuntu" style:font-family-complex="Ubuntu" fo:background-color="transparent" style:use-window-font-color="true"/>
    </style:style>
    <style:style style:name="T302" style:family="text">
      <style:text-properties fo:font-size="10.00pt" fo:font-weight="normal" fo:font-family="Ubuntu" style:font-family-asian="Ubuntu" style:font-family-complex="Ubuntu" fo:background-color="transparent" style:use-window-font-color="true"/>
    </style:style>
    <style:style style:name="T303" style:family="text">
      <style:text-properties fo:font-size="10.00pt" fo:font-weight="bold" fo:font-family="Ubuntu" style:font-family-asian="Ubuntu" style:font-family-complex="Ubuntu" fo:background-color="transparent" style:use-window-font-color="true"/>
    </style:style>
    <style:style style:name="T304" style:family="text">
      <style:text-properties fo:font-size="10.00pt" fo:font-weight="normal" fo:font-family="Ubuntu" style:font-family-asian="Ubuntu" style:font-family-complex="Ubuntu" fo:background-color="transparent" style:use-window-font-color="true"/>
    </style:style>
    <style:style style:name="T305" style:family="text">
      <style:text-properties fo:font-size="13.00pt" fo:font-weight="normal" fo:font-family="Ubuntu" style:font-family-asian="Ubuntu" style:font-family-complex="Ubuntu" fo:background-color="transparent" style:use-window-font-color="true"/>
    </style:style>
    <style:style style:name="T306" style:family="text">
      <style:text-properties fo:font-size="8.00pt" fo:font-weight="normal" fo:font-family="'Courier 10 Pitch'" style:font-family-asian="'Courier 10 Pitch'" style:font-family-complex="'Courier 10 Pitch'" fo:background-color="#e6e6e6" style:use-window-font-color="true"/>
    </style:style>
    <style:style style:name="T307"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text:display="none"/>
    </style:style>
    <style:style style:name="T308"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8.00pt" fo:font-weight="normal" fo:font-family="'Courier 10 Pitch'" style:font-family-asian="'Courier 10 Pitch'" style:font-family-complex="'Courier 10 Pitch'" fo:background-color="#e6e6e6"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8.00pt" fo:font-weight="normal" fo:font-family="'Courier 10 Pitch'" style:font-family-asian="'Courier 10 Pitch'" style:font-family-complex="'Courier 10 Pitch'" fo:background-color="#e6e6e6" style:use-window-font-color="true"/>
    </style:style>
    <style:style style:name="T313"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314" style:family="text">
      <style:text-properties fo:font-size="8.00pt" fo:font-weight="normal" fo:font-family="'Courier 10 Pitch'" style:font-family-asian="'Courier 10 Pitch'" style:font-family-complex="'Courier 10 Pitch'" fo:background-color="#e6e6e6" style:use-window-font-color="true"/>
    </style:style>
    <style:style style:name="T315" style:family="text">
      <style:text-properties fo:font-size="16.00pt" fo:font-weight="bold" fo:font-family="Ubuntu" style:font-family-asian="Ubuntu" style:font-family-complex="Ubuntu" fo:background-color="transparent" style:use-window-font-color="true"/>
    </style:style>
    <style:style style:name="T316" style:family="text">
      <style:text-properties fo:font-size="13.00pt" fo:font-weight="normal" fo:font-family="Ubuntu" style:font-family-asian="Ubuntu" style:font-family-complex="Ubuntu" fo:background-color="transparent" style:use-window-font-color="true"/>
    </style:style>
    <style:style style:name="T317" style:family="text">
      <style:text-properties fo:font-size="10.00pt" fo:font-weight="normal" fo:font-family="Ubuntu" style:font-family-asian="Ubuntu" style:font-family-complex="Ubuntu" fo:background-color="transparent" style:use-window-font-color="true"/>
    </style:style>
    <style:style style:name="T318" style:family="text">
      <style:text-properties fo:font-size="10.00pt" fo:font-weight="bold" fo:font-family="Ubuntu" style:font-family-asian="Ubuntu" style:font-family-complex="Ubuntu" fo:background-color="transparent" style:use-window-font-color="true"/>
    </style:style>
    <style:style style:name="T319" style:family="text">
      <style:text-properties fo:font-size="10.00pt" fo:font-weight="normal" fo:font-family="Ubuntu" style:font-family-asian="Ubuntu" style:font-family-complex="Ubuntu" fo:background-color="transparent" style:use-window-font-color="true"/>
    </style:style>
    <style:style style:name="T320" style:family="text">
      <style:text-properties fo:font-size="13.00pt" fo:font-weight="normal" fo:font-family="Ubuntu" style:font-family-asian="Ubuntu" style:font-family-complex="Ubuntu"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0.00pt" fo:font-weight="bold" fo:font-family="Ubuntu" style:font-family-asian="Ubuntu" style:font-family-complex="Ubuntu"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00pt" fo:font-weight="bold" fo:font-family="Ubuntu" style:font-family-asian="Ubuntu" style:font-family-complex="Ubuntu"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bold" fo:font-family="Ubuntu" style:font-family-asian="Ubuntu" style:font-family-complex="Ubuntu"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0.00pt" fo:font-weight="bold" fo:font-family="Ubuntu" style:font-family-asian="Ubuntu" style:font-family-complex="Ubuntu"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9.00pt" fo:font-weight="bold" fo:font-family="'Courier New'" style:font-family-asian="'Courier New'" style:font-family-complex="'Courier New'"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9.00pt" fo:font-weight="bold" fo:font-family="'Courier New'" style:font-family-asian="'Courier New'" style:font-family-complex="'Courier New'"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0.00pt" fo:font-weight="normal" fo:font-family="Ubuntu" style:font-family-asian="Ubuntu" style:font-family-complex="Ubuntu"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0.00pt" fo:font-weight="normal" fo:font-family="Ubuntu" style:font-family-asian="Ubuntu" style:font-family-complex="Ubuntu"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3.00pt" fo:font-weight="normal" fo:font-family="Ubuntu" style:font-family-asian="Ubuntu" style:font-family-complex="Ubuntu"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0.00pt" fo:font-weight="bold" fo:font-family="Ubuntu" style:font-family-asian="Ubuntu" style:font-family-complex="Ubuntu"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0.00pt" fo:font-weight="bold" fo:font-family="Ubuntu" style:font-family-asian="Ubuntu" style:font-family-complex="Ubuntu"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0.00pt" fo:font-weight="bold" fo:font-family="Ubuntu" style:font-family-asian="Ubuntu" style:font-family-complex="Ubuntu"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0.00pt" fo:font-weight="bold" fo:font-family="Ubuntu" style:font-family-asian="Ubuntu" style:font-family-complex="Ubuntu"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9.00pt" fo:font-weight="bold" fo:font-family="'Courier New'" style:font-family-asian="'Courier New'" style:font-family-complex="'Courier New'"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9.00pt" fo:font-weight="bold" fo:font-family="'Courier New'" style:font-family-asian="'Courier New'" style:font-family-complex="'Courier New'"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0.00pt" fo:font-weight="normal" fo:font-family="Ubuntu" style:font-family-asian="Ubuntu" style:font-family-complex="Ubuntu"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0.00pt" fo:font-weight="normal" fo:font-family="Ubuntu" style:font-family-asian="Ubuntu" style:font-family-complex="Ubuntu"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9.00pt" fo:font-weight="bold" fo:font-family="'Courier New'" style:font-family-asian="'Courier New'" style:font-family-complex="'Courier New'"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9.00pt" fo:font-weight="bold" fo:font-family="'Courier New'" style:font-family-asian="'Courier New'" style:font-family-complex="'Courier New'"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0.00pt" fo:font-weight="normal" fo:font-family="Ubuntu" style:font-family-asian="Ubuntu" style:font-family-complex="Ubuntu"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0.00pt" fo:font-weight="normal" fo:font-family="Ubuntu" style:font-family-asian="Ubuntu" style:font-family-complex="Ubuntu"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9.00pt" fo:font-weight="bold" fo:font-family="'Courier New'" style:font-family-asian="'Courier New'" style:font-family-complex="'Courier New'"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9.00pt" fo:font-weight="bold" fo:font-family="'Courier New'" style:font-family-asian="'Courier New'" style:font-family-complex="'Courier New'"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0.00pt" fo:font-weight="normal" fo:font-family="Ubuntu" style:font-family-asian="Ubuntu" style:font-family-complex="Ubuntu"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0.00pt" fo:font-weight="normal" fo:font-family="Ubuntu" style:font-family-asian="Ubuntu" style:font-family-complex="Ubuntu"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9.00pt" fo:font-weight="bold" fo:font-family="'Courier New'" style:font-family-asian="'Courier New'" style:font-family-complex="'Courier New'"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9.00pt" fo:font-weight="bold" fo:font-family="'Courier New'" style:font-family-asian="'Courier New'" style:font-family-complex="'Courier New'"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0.00pt" fo:font-weight="normal" fo:font-family="Ubuntu" style:font-family-asian="Ubuntu" style:font-family-complex="Ubuntu"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0.00pt" fo:font-weight="normal" fo:font-family="Ubuntu" style:font-family-asian="Ubuntu" style:font-family-complex="Ubuntu"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9.00pt" fo:font-weight="bold" fo:font-family="'Courier New'" style:font-family-asian="'Courier New'" style:font-family-complex="'Courier New'"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9.00pt" fo:font-weight="bold" fo:font-family="'Courier New'" style:font-family-asian="'Courier New'" style:font-family-complex="'Courier New'"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0.00pt" fo:font-weight="normal" fo:font-family="Ubuntu" style:font-family-asian="Ubuntu" style:font-family-complex="Ubuntu"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0.00pt" fo:font-weight="normal" fo:font-family="Ubuntu" style:font-family-asian="Ubuntu" style:font-family-complex="Ubuntu"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9.00pt" fo:font-weight="bold" fo:font-family="'Courier New'" style:font-family-asian="'Courier New'" style:font-family-complex="'Courier New'"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9.00pt" fo:font-weight="bold" fo:font-family="'Courier New'" style:font-family-asian="'Courier New'" style:font-family-complex="'Courier New'"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0.00pt" fo:font-weight="normal" fo:font-family="Ubuntu" style:font-family-asian="Ubuntu" style:font-family-complex="Ubuntu"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0.00pt" fo:font-weight="normal" fo:font-family="Ubuntu" style:font-family-asian="Ubuntu" style:font-family-complex="Ubuntu"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9.00pt" fo:font-weight="bold" fo:font-family="'Courier New'" style:font-family-asian="'Courier New'" style:font-family-complex="'Courier New'"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9.00pt" fo:font-weight="bold" fo:font-family="'Courier New'" style:font-family-asian="'Courier New'" style:font-family-complex="'Courier New'"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0.00pt" fo:font-weight="normal" fo:font-family="Ubuntu" style:font-family-asian="Ubuntu" style:font-family-complex="Ubuntu"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0.00pt" fo:font-weight="normal" fo:font-family="Ubuntu" style:font-family-asian="Ubuntu" style:font-family-complex="Ubuntu"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9.00pt" fo:font-weight="bold" fo:font-family="'Courier New'" style:font-family-asian="'Courier New'" style:font-family-complex="'Courier New'"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9.00pt" fo:font-weight="bold" fo:font-family="'Courier New'" style:font-family-asian="'Courier New'" style:font-family-complex="'Courier New'"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0.00pt" fo:font-weight="normal" fo:font-family="Ubuntu" style:font-family-asian="Ubuntu" style:font-family-complex="Ubuntu"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0.00pt" fo:font-weight="normal" fo:font-family="Ubuntu" style:font-family-asian="Ubuntu" style:font-family-complex="Ubuntu"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3.00pt" fo:font-weight="normal" fo:font-family="Ubuntu" style:font-family-asian="Ubuntu" style:font-family-complex="Ubuntu" fo:background-color="transparent" style:use-window-font-color="true"/>
    </style:style>
    <style:style style:name="T413" style:family="text">
      <style:text-properties fo:font-size="10.00pt" fo:font-weight="normal" fo:font-family="Ubuntu" style:font-family-asian="Ubuntu" style:font-family-complex="Ubuntu" fo:background-color="transparent" style:use-window-font-color="true"/>
    </style:style>
    <style:style style:name="T414" style:family="text">
      <style:text-properties fo:font-size="10.00pt" fo:font-weight="bold" fo:font-family="Ubuntu" style:font-family-asian="Ubuntu" style:font-family-complex="Ubuntu" fo:background-color="transparent" style:use-window-font-color="true"/>
    </style:style>
    <style:style style:name="T415" style:family="text">
      <style:text-properties fo:font-size="10.00pt" fo:font-weight="normal" fo:font-family="Ubuntu" style:font-family-asian="Ubuntu" style:font-family-complex="Ubuntu" fo:background-color="transparent" style:use-window-font-color="true"/>
    </style:style>
    <style:style style:name="T416" style:family="text">
      <style:text-properties fo:font-size="13.00pt" fo:font-weight="normal" fo:font-family="Ubuntu" style:font-family-asian="Ubuntu" style:font-family-complex="Ubuntu" fo:background-color="transparent" style:use-window-font-color="true"/>
    </style:style>
    <style:style style:name="T417" style:family="text">
      <style:text-properties fo:font-size="8.00pt" fo:font-weight="normal" fo:font-family="'Courier 10 Pitch'" style:font-family-asian="'Courier 10 Pitch'" style:font-family-complex="'Courier 10 Pitch'" fo:background-color="#e6e6e6" style:use-window-font-color="true"/>
    </style:style>
    <style:style style:name="T418"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text:display="none"/>
    </style:style>
    <style:style style:name="T419"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420" style:family="text">
      <style:text-properties fo:font-size="8.00pt" fo:font-weight="normal" fo:font-family="'Courier 10 Pitch'" style:font-family-asian="'Courier 10 Pitch'" style:font-family-complex="'Courier 10 Pitch'" fo:background-color="#e6e6e6" style:use-window-font-color="true"/>
    </style:style>
    <style:style style:name="T421"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422" style:family="text">
      <style:text-properties fo:font-size="8.00pt" fo:font-weight="normal" fo:font-family="'Courier 10 Pitch'" style:font-family-asian="'Courier 10 Pitch'" style:font-family-complex="'Courier 10 Pitch'" fo:background-color="#e6e6e6"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fo:margin-top="7.80pt" fo:margin-bottom="6.10pt"/>
    </style:style>
    <style:style style:name="P5" style:family="paragraph">
      <style:paragraph-properties fo:line-height="100.00%" fo:text-align="left" fo:margin-bottom="10.10pt"/>
    </style:style>
    <style:style style:name="P6" style:family="paragraph">
      <style:paragraph-properties fo:line-height="100.00%" fo:text-align="left" fo:margin-bottom="10.10pt"/>
    </style:style>
    <style:style style:name="P7" style:family="paragraph">
      <style:paragraph-properties fo:line-height="100.00%" fo:text-align="center" fo:margin-bottom="10.10pt"/>
    </style:style>
    <style:style style:name="P8" style:family="paragraph">
      <style:paragraph-properties fo:line-height="100.00%" fo:text-align="center" fo:margin-bottom="10.10pt"/>
    </style:style>
    <style:style style:name="P9" style:family="paragraph">
      <style:paragraph-properties fo:line-height="100.00%" fo:text-align="left" fo:margin-bottom="2.90pt"/>
    </style:style>
    <style:style style:name="P10" style:family="paragraph">
      <style:paragraph-properties fo:line-height="100.00%" fo:text-align="left" fo:margin-top="7.80pt" fo:margin-bottom="6.10pt"/>
    </style:style>
    <style:style style:name="P11" style:family="paragraph">
      <style:paragraph-properties fo:line-height="100.00%" fo:text-align="left">
        <style:tab-stops>
          <style:tab-stop style:position="498.60pt" style:type="right" style:leader-style="dotted"/>
        </style:tab-stops>
      </style:paragraph-properties>
    </style:style>
    <style:style style:name="P12" style:family="paragraph">
      <style:paragraph-properties fo:line-height="100.00%" fo:text-align="left" fo:margin-bottom="2.9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justify" fo:margin-left="-18.00pt" fo:text-indent="18.00pt" fo:margin-top="7.80pt" fo:margin-bottom="6.10pt"/>
    </style:style>
    <style:style style:name="P14" style:family="paragraph">
      <style:paragraph-properties fo:line-height="100.00%" fo:text-align="left" fo:margin-left="-18.00pt" fo:text-indent="18.00pt" fo:margin-top="15.60pt"/>
    </style:style>
    <style:style style:name="P15" style:family="paragraph">
      <style:paragraph-properties fo:line-height="100.00%" fo:text-align="justify" fo:margin-bottom="10.10p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00.00%" fo:text-align="left" fo:margin-left="-18.00pt" fo:text-indent="18.00pt" fo:margin-top="15.60pt"/>
    </style:style>
    <style:style style:name="P17" style:family="paragraph">
      <style:paragraph-properties fo:line-height="100.00%" fo:text-align="justify" fo:margin-bottom="10.10pt"/>
    </style:style>
    <style:style style:name="P18" style:family="paragraph">
      <style:paragraph-properties fo:line-height="100.00%" fo:text-align="justify" fo:margin-bottom="10.10pt"/>
    </style:style>
    <style:style style:name="P19" style:family="paragraph">
      <style:paragraph-properties fo:line-height="100.00%" fo:text-align="justify" fo:margin-bottom="10.10pt"/>
    </style:style>
    <style:style style:name="P20"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1" style:family="paragraph">
      <style:paragraph-properties fo:line-height="100.00%" fo:text-align="center"/>
    </style:style>
    <style:style style:name="P22"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3"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4" style:family="paragraph">
      <style:paragraph-properties fo:line-height="100.00%" fo:text-align="center"/>
    </style:style>
    <style:style style:name="P25"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6" style:family="paragraph">
      <style:paragraph-properties fo:line-height="100.00%" fo:text-align="center"/>
    </style:style>
    <style:style style:name="P27"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8" style:family="paragraph">
      <style:paragraph-properties fo:line-height="100.00%" fo:text-align="center"/>
    </style:style>
    <style:style style:name="P29"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0" style:family="paragraph">
      <style:paragraph-properties fo:line-height="100.00%" fo:text-align="center"/>
    </style:style>
    <style:style style:name="P31"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2" style:family="paragraph">
      <style:paragraph-properties fo:line-height="100.00%" fo:text-align="justify" fo:margin-bottom="10.10pt"/>
    </style:style>
    <style:style style:name="P33" style:family="paragraph">
      <style:paragraph-properties fo:line-height="100.00%" fo:text-align="justify" fo:margin-bottom="10.10pt"/>
    </style:style>
    <style:style style:name="P34" style:family="paragraph">
      <style:paragraph-properties fo:line-height="100.00%" fo:text-align="justify" fo:margin-bottom="10.1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00.00%" fo:text-align="left" fo:margin-left="-18.00pt" fo:text-indent="18.00pt" fo:margin-top="7.80pt" fo:margin-bottom="6.10pt"/>
    </style:style>
    <style:style style:name="P36" style:family="paragraph">
      <style:paragraph-properties fo:line-height="100.00%" fo:text-align="left" fo:margin-bottom="10.1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left" fo:margin-left="-18.00pt" fo:text-indent="18.00pt" fo:margin-top="7.80pt" fo:margin-bottom="6.10pt"/>
    </style:style>
    <style:style style:name="P38" style:family="paragraph">
      <style:paragraph-properties fo:line-height="100.00%" fo:text-align="left" fo:margin-left="2.75pt" fo:text-indent="-2.75pt">
        <style:tab-stops>
          <style:tab-stop style:position="107.50pt"/>
          <style:tab-stop style:position="3402.55pt"/>
        </style:tab-stops>
      </style:paragraph-properties>
    </style:style>
    <style:style style:name="P39" style:family="paragraph">
      <style:paragraph-properties fo:line-height="100.00%" fo:text-align="center"/>
    </style:style>
    <style:style style:name="P40" style:family="paragraph">
      <style:paragraph-properties fo:line-height="100.00%" fo:text-align="left" fo:margin-left="2.75pt" fo:text-indent="-2.75pt">
        <style:tab-stops>
          <style:tab-stop style:position="107.50pt"/>
          <style:tab-stop style:position="3402.55pt"/>
        </style:tab-stops>
      </style:paragraph-properties>
    </style:style>
    <style:style style:name="P41" style:family="paragraph">
      <style:paragraph-properties fo:line-height="100.00%" fo:text-align="left" fo:margin-left="2.75pt" fo:text-indent="-2.75pt">
        <style:tab-stops>
          <style:tab-stop style:position="107.50pt"/>
          <style:tab-stop style:position="3287.35pt"/>
        </style:tab-stops>
      </style:paragraph-properties>
    </style:style>
    <style:style style:name="P42" style:family="paragraph">
      <style:paragraph-properties fo:line-height="100.00%" fo:text-align="center"/>
    </style:style>
    <style:style style:name="P43" style:family="paragraph">
      <style:paragraph-properties fo:line-height="100.00%" fo:text-align="left"/>
    </style:style>
    <style:style style:name="P44" style:family="paragraph">
      <style:paragraph-properties fo:line-height="100.00%" fo:text-align="left" fo:margin-left="2.75pt" fo:text-indent="-2.75pt">
        <style:tab-stops>
          <style:tab-stop style:position="107.50pt"/>
          <style:tab-stop style:position="3287.35pt"/>
        </style:tab-stops>
      </style:paragraph-properties>
    </style:style>
    <style:style style:name="P45" style:family="paragraph">
      <style:paragraph-properties fo:line-height="100.00%" fo:text-align="center"/>
    </style:style>
    <style:style style:name="P46" style:family="paragraph">
      <style:paragraph-properties fo:line-height="100.00%" fo:text-align="left"/>
    </style:style>
    <style:style style:name="P47" style:family="paragraph">
      <style:paragraph-properties fo:line-height="100.00%" fo:text-align="left" fo:margin-left="2.75pt" fo:text-indent="-2.75pt">
        <style:tab-stops>
          <style:tab-stop style:position="107.50pt"/>
          <style:tab-stop style:position="3287.35pt"/>
        </style:tab-stops>
      </style:paragraph-properties>
    </style:style>
    <style:style style:name="P48" style:family="paragraph">
      <style:paragraph-properties fo:line-height="100.00%" fo:text-align="center"/>
    </style:style>
    <style:style style:name="P49" style:family="paragraph">
      <style:paragraph-properties fo:line-height="100.00%" fo:text-align="left"/>
    </style:style>
    <style:style style:name="P50" style:family="paragraph">
      <style:paragraph-properties fo:line-height="100.00%" fo:text-align="left" fo:margin-left="2.75pt" fo:text-indent="-2.75pt">
        <style:tab-stops>
          <style:tab-stop style:position="107.50pt"/>
          <style:tab-stop style:position="3287.35pt"/>
        </style:tab-stops>
      </style:paragraph-properties>
    </style:style>
    <style:style style:name="P51" style:family="paragraph">
      <style:paragraph-properties fo:line-height="100.00%" fo:text-align="center"/>
    </style:style>
    <style:style style:name="P52" style:family="paragraph">
      <style:paragraph-properties fo:line-height="100.00%" fo:text-align="left"/>
    </style:style>
    <style:style style:name="P53" style:family="paragraph">
      <style:paragraph-properties fo:line-height="100.00%" fo:text-align="left" fo:margin-left="2.75pt" fo:text-indent="-2.75pt">
        <style:tab-stops>
          <style:tab-stop style:position="107.50pt"/>
          <style:tab-stop style:position="3287.35pt"/>
        </style:tab-stops>
      </style:paragraph-properties>
    </style:style>
    <style:style style:name="P54" style:family="paragraph">
      <style:paragraph-properties fo:line-height="100.00%" fo:text-align="left" fo:margin-bottom="10.10pt"/>
    </style:style>
    <style:style style:name="P55" style:family="paragraph">
      <style:paragraph-properties fo:line-height="100.00%" fo:text-align="left" fo:margin-bottom="10.10pt"/>
    </style:style>
    <text:list-style style:name="L56">
      <text:list-level-style-bullet text:level="1" text:bullet-char="•">
        <style:list-level-properties text:space-before="0.00pt" text:min-label-width="18.00pt"/>
        <style:text-properties fo:font-family="Symbol"/>
      </text:list-level-style-bullet>
    </text:list-style>
    <style:style style:name="P56" style:family="paragraph">
      <style:paragraph-properties fo:line-height="100.00%" fo:text-align="left" fo:margin-left="-18.00pt" fo:text-indent="18.00pt" fo:margin-top="7.80pt" fo:margin-bottom="6.10pt"/>
    </style:style>
    <style:style style:name="P57" style:family="paragraph">
      <style:paragraph-properties fo:line-height="100.00%" fo:text-align="left" fo:margin-left="-18.00pt" fo:text-indent="18.00pt" fo:margin-top="15.60pt"/>
    </style:style>
    <style:style style:name="P58" style:family="paragraph">
      <style:paragraph-properties fo:line-height="100.00%" fo:text-align="left" fo:margin-left="-18.00pt" fo:text-indent="18.00pt" fo:margin-top="7.80pt" fo:margin-bottom="6.10pt"/>
    </style:style>
    <style:style style:name="P59" style:family="paragraph">
      <style:paragraph-properties fo:line-height="100.00%" fo:text-align="left" fo:margin-bottom="10.10pt"/>
    </style:style>
    <text:list-style style:name="L60">
      <text:list-level-style-bullet text:level="1" text:bullet-char="•">
        <style:list-level-properties text:space-before="0.00pt" text:min-label-width="18.00pt"/>
        <style:text-properties fo:font-family="Symbol"/>
      </text:list-level-style-bullet>
    </text:list-style>
    <style:style style:name="P60" style:family="paragraph">
      <style:paragraph-properties fo:line-height="100.00%" fo:text-align="left" fo:margin-left="-18.00pt" fo:text-indent="18.00pt" fo:margin-top="7.80pt" fo:margin-bottom="6.10pt"/>
    </style:style>
    <style:style style:name="P61"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64"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65" style:family="paragraph">
      <style:paragraph-properties fo:line-height="100.00%" fo:text-align="left"/>
    </style:style>
    <style:style style:name="P66" style:family="paragraph">
      <style:paragraph-properties fo:line-height="100.00%" fo:text-align="center"/>
    </style:style>
    <style:style style:name="P67" style:family="paragraph">
      <style:paragraph-properties fo:line-height="100.00%" fo:text-align="left"/>
    </style:style>
    <style:style style:name="P6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69"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70" style:family="paragraph">
      <style:paragraph-properties fo:line-height="100.00%" fo:text-align="left"/>
    </style:style>
    <style:style style:name="P71" style:family="paragraph">
      <style:paragraph-properties fo:line-height="100.00%" fo:text-align="center"/>
    </style:style>
    <style:style style:name="P72" style:family="paragraph">
      <style:paragraph-properties fo:line-height="100.00%" fo:text-align="left"/>
    </style:style>
    <style:style style:name="P7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74" style:family="paragraph">
      <style:paragraph-properties fo:line-height="100.00%" fo:text-align="left"/>
    </style:style>
    <style:style style:name="P75" style:family="paragraph">
      <style:paragraph-properties fo:line-height="100.00%" fo:text-align="left" fo:margin-top="7.80pt" fo:margin-bottom="6.10pt"/>
    </style:style>
    <style:style style:name="P76" style:family="paragraph">
      <style:paragraph-properties fo:line-height="100.00%" fo:text-align="lef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00.00%" fo:text-align="left" fo:margin-left="-18.00pt" fo:text-indent="18.00pt" fo:margin-top="15.60pt"/>
    </style:style>
    <style:style style:name="P78" style:family="paragraph">
      <style:paragraph-properties fo:line-height="100.00%" fo:text-align="left" fo:margin-left="-18.00pt" fo:text-indent="18.00pt" fo:margin-top="7.80pt" fo:margin-bottom="6.10pt"/>
    </style:style>
    <style:style style:name="P79" style:family="paragraph">
      <style:paragraph-properties fo:line-height="100.00%" fo:text-align="left" fo:margin-bottom="10.1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00.00%" fo:text-align="left" fo:margin-left="-18.00pt" fo:text-indent="18.00pt" fo:margin-top="7.80pt" fo:margin-bottom="6.10pt"/>
    </style:style>
    <style:style style:name="P81"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82" style:family="paragraph">
      <style:paragraph-properties fo:line-height="100.00%" fo:text-align="center"/>
    </style:style>
    <style:style style:name="P83"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84"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85" style:family="paragraph">
      <style:paragraph-properties fo:line-height="100.00%" fo:text-align="left"/>
    </style:style>
    <style:style style:name="P86" style:family="paragraph">
      <style:paragraph-properties fo:line-height="100.00%" fo:text-align="center"/>
    </style:style>
    <style:style style:name="P87" style:family="paragraph">
      <style:paragraph-properties fo:line-height="100.00%" fo:text-align="left"/>
    </style:style>
    <style:style style:name="P8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89" style:family="paragraph">
      <style:paragraph-properties fo:line-height="100.00%" fo:text-align="left"/>
    </style:style>
    <style:style style:name="P90" style:family="paragraph">
      <style:paragraph-properties fo:line-height="100.00%" fo:text-align="center"/>
    </style:style>
    <style:style style:name="P91" style:family="paragraph">
      <style:paragraph-properties fo:line-height="100.00%" fo:text-align="left"/>
    </style:style>
    <style:style style:name="P92"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93" style:family="paragraph">
      <style:paragraph-properties fo:line-height="100.00%" fo:text-align="left"/>
    </style:style>
    <style:style style:name="P94" style:family="paragraph">
      <style:paragraph-properties fo:line-height="100.00%" fo:text-align="center"/>
    </style:style>
    <style:style style:name="P95" style:family="paragraph">
      <style:paragraph-properties fo:line-height="100.00%" fo:text-align="left"/>
    </style:style>
    <style:style style:name="P96"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97" style:family="paragraph">
      <style:paragraph-properties fo:line-height="100.00%" fo:text-align="left"/>
    </style:style>
    <style:style style:name="P98" style:family="paragraph">
      <style:paragraph-properties fo:line-height="100.00%" fo:text-align="center"/>
    </style:style>
    <style:style style:name="P99" style:family="paragraph">
      <style:paragraph-properties fo:line-height="100.00%" fo:text-align="left"/>
    </style:style>
    <style:style style:name="P100"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1" style:family="paragraph">
      <style:paragraph-properties fo:line-height="100.00%" fo:text-align="left"/>
    </style:style>
    <style:style style:name="P102" style:family="paragraph">
      <style:paragraph-properties fo:line-height="100.00%" fo:text-align="center"/>
    </style:style>
    <style:style style:name="P103" style:family="paragraph">
      <style:paragraph-properties fo:line-height="100.00%" fo:text-align="left"/>
    </style:style>
    <style:style style:name="P104"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5" style:family="paragraph">
      <style:paragraph-properties fo:line-height="100.00%" fo:text-align="left"/>
    </style:style>
    <style:style style:name="P106" style:family="paragraph">
      <style:paragraph-properties fo:line-height="100.00%" fo:text-align="center"/>
    </style:style>
    <style:style style:name="P107" style:family="paragraph">
      <style:paragraph-properties fo:line-height="100.00%" fo:text-align="left"/>
    </style:style>
    <style:style style:name="P10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9" style:family="paragraph">
      <style:paragraph-properties fo:line-height="100.00%" fo:text-align="left"/>
    </style:style>
    <style:style style:name="P110" style:family="paragraph">
      <style:paragraph-properties fo:line-height="100.00%" fo:text-align="center"/>
    </style:style>
    <style:style style:name="P111" style:family="paragraph">
      <style:paragraph-properties fo:line-height="100.00%" fo:text-align="left"/>
    </style:style>
    <style:style style:name="P112"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13" style:family="paragraph">
      <style:paragraph-properties fo:line-height="100.00%" fo:text-align="left"/>
    </style:style>
    <style:style style:name="P114" style:family="paragraph">
      <style:paragraph-properties fo:line-height="100.00%" fo:text-align="center"/>
    </style:style>
    <style:style style:name="P115" style:family="paragraph">
      <style:paragraph-properties fo:line-height="100.00%" fo:text-align="left"/>
    </style:style>
    <style:style style:name="P116"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17" style:family="paragraph">
      <style:paragraph-properties fo:line-height="100.00%" fo:text-align="left"/>
    </style:style>
    <style:style style:name="P118" style:family="paragraph">
      <style:paragraph-properties fo:line-height="100.00%" fo:text-align="center"/>
    </style:style>
    <style:style style:name="P119" style:family="paragraph">
      <style:paragraph-properties fo:line-height="100.00%" fo:text-align="left"/>
    </style:style>
    <style:style style:name="P120"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21" style:family="paragraph">
      <style:paragraph-properties fo:line-height="100.00%" fo:text-align="left"/>
    </style:style>
    <style:style style:name="P122" style:family="paragraph">
      <style:paragraph-properties fo:line-height="100.00%" fo:text-align="center"/>
    </style:style>
    <style:style style:name="P123" style:family="paragraph">
      <style:paragraph-properties fo:line-height="100.00%" fo:text-align="left"/>
    </style:style>
    <style:style style:name="P124"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25" style:family="paragraph">
      <style:paragraph-properties fo:line-height="100.00%" fo:text-align="left"/>
    </style:style>
    <style:style style:name="P126" style:family="paragraph">
      <style:paragraph-properties fo:line-height="100.00%" fo:text-align="center"/>
    </style:style>
    <style:style style:name="P127" style:family="paragraph">
      <style:paragraph-properties fo:line-height="100.00%" fo:text-align="left"/>
    </style:style>
    <style:style style:name="P12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29" style:family="paragraph">
      <style:paragraph-properties fo:line-height="100.00%" fo:text-align="left"/>
    </style:style>
    <style:style style:name="P130" style:family="paragraph">
      <style:paragraph-properties fo:line-height="100.00%" fo:text-align="left" fo:margin-top="7.80pt" fo:margin-bottom="6.10pt"/>
    </style:style>
    <style:style style:name="P131" style:family="paragraph">
      <style:paragraph-properties fo:line-height="100.00%" fo:text-align="left"/>
    </style:style>
    <text:list-style style:name="L132">
      <text:list-level-style-bullet text:level="1" text:bullet-char="•">
        <style:list-level-properties text:space-before="0.00pt" text:min-label-width="18.00pt"/>
        <style:text-properties fo:font-family="Symbol"/>
      </text:list-level-style-bullet>
    </text:list-style>
    <style:style style:name="P132" style:family="paragraph">
      <style:paragraph-properties fo:line-height="100.00%" fo:text-align="left" fo:margin-left="-18.00pt" fo:text-indent="18.00pt" fo:margin-top="15.60pt"/>
    </style:style>
    <style:style style:name="P133" style:family="paragraph">
      <style:paragraph-properties fo:line-height="100.00%" fo:text-align="left" fo:margin-left="-18.00pt" fo:text-indent="18.00pt" fo:margin-top="7.80pt" fo:margin-bottom="6.10pt"/>
    </style:style>
    <style:style style:name="P134" style:family="paragraph">
      <style:paragraph-properties fo:line-height="100.00%" fo:text-align="left" fo:margin-bottom="10.1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00.00%" fo:text-align="left" fo:margin-left="-18.00pt" fo:text-indent="18.00pt" fo:margin-top="7.80pt" fo:margin-bottom="6.10pt"/>
    </style:style>
    <style:style style:name="P136"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37" style:family="paragraph">
      <style:paragraph-properties fo:line-height="100.00%" fo:text-align="center"/>
    </style:style>
    <style:style style:name="P138"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39"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0" style:family="paragraph">
      <style:paragraph-properties fo:line-height="100.00%" fo:text-align="left"/>
    </style:style>
    <style:style style:name="P141" style:family="paragraph">
      <style:paragraph-properties fo:line-height="100.00%" fo:text-align="center"/>
    </style:style>
    <style:style style:name="P142" style:family="paragraph">
      <style:paragraph-properties fo:line-height="100.00%" fo:text-align="left"/>
    </style:style>
    <style:style style:name="P14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4" style:family="paragraph">
      <style:paragraph-properties fo:line-height="100.00%" fo:text-align="left"/>
    </style:style>
    <style:style style:name="P145" style:family="paragraph">
      <style:paragraph-properties fo:line-height="100.00%" fo:text-align="center"/>
    </style:style>
    <style:style style:name="P146" style:family="paragraph">
      <style:paragraph-properties fo:line-height="100.00%" fo:text-align="left"/>
    </style:style>
    <style:style style:name="P147"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8" style:family="paragraph">
      <style:paragraph-properties fo:line-height="100.00%" fo:text-align="left"/>
    </style:style>
    <style:style style:name="P149" style:family="paragraph">
      <style:paragraph-properties fo:line-height="100.00%" fo:text-align="left" fo:margin-top="7.80pt" fo:margin-bottom="6.10pt"/>
    </style:style>
    <style:style style:name="P150" style:family="paragraph">
      <style:paragraph-properties fo:line-height="100.00%" fo:text-align="lef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00.00%" fo:text-align="left" fo:margin-left="-18.00pt" fo:text-indent="18.00pt" fo:margin-top="7.80pt" fo:margin-bottom="6.10pt"/>
    </style:style>
    <style:style style:name="P152" style:family="paragraph">
      <style:paragraph-properties fo:line-height="100.00%" fo:text-align="left" fo:margin-left="-18.00pt" fo:text-indent="18.00pt" fo:margin-top="15.60pt"/>
    </style:style>
    <style:style style:name="P153" style:family="paragraph">
      <style:paragraph-properties fo:line-height="100.00%" fo:text-align="left" fo:margin-left="-18.00pt" fo:text-indent="18.00pt" fo:margin-top="7.80pt" fo:margin-bottom="6.10pt"/>
    </style:style>
    <style:style style:name="P154" style:family="paragraph">
      <style:paragraph-properties fo:line-height="100.00%" fo:text-align="left" fo:margin-left="-18.00pt" fo:text-indent="18.00pt" fo:margin-bottom="10.10pt"/>
    </style:style>
    <style:style style:name="P155" style:family="paragraph">
      <style:paragraph-properties fo:line-height="100.00%" fo:text-align="left" fo:margin-top="7.80pt" fo:margin-bottom="6.10pt"/>
    </style:style>
    <style:style style:name="P156"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157" style:family="paragraph">
      <style:paragraph-properties fo:line-height="100.00%" fo:text-align="center"/>
    </style:style>
    <style:style style:name="P158"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159"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60" style:family="paragraph">
      <style:paragraph-properties fo:line-height="100.00%" fo:text-align="left"/>
    </style:style>
    <style:style style:name="P161" style:family="paragraph">
      <style:paragraph-properties fo:line-height="100.00%" fo:text-align="center"/>
    </style:style>
    <style:style style:name="P162" style:family="paragraph">
      <style:paragraph-properties fo:line-height="100.00%" fo:text-align="left"/>
    </style:style>
    <style:style style:name="P163" style:family="paragraph">
      <style:paragraph-properties fo:line-height="100.00%" fo:text-align="center"/>
    </style:style>
    <style:style style:name="P164"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65" style:family="paragraph">
      <style:paragraph-properties fo:line-height="100.00%" fo:text-align="left"/>
    </style:style>
    <style:style style:name="P166" style:family="paragraph">
      <style:paragraph-properties fo:line-height="100.00%" fo:text-align="center"/>
    </style:style>
    <style:style style:name="P167" style:family="paragraph">
      <style:paragraph-properties fo:line-height="100.00%" fo:text-align="left"/>
    </style:style>
    <style:style style:name="P168" style:family="paragraph">
      <style:paragraph-properties fo:line-height="100.00%" fo:text-align="center"/>
    </style:style>
    <style:style style:name="P169"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70" style:family="paragraph">
      <style:paragraph-properties fo:line-height="100.00%" fo:text-align="left"/>
    </style:style>
    <style:style style:name="P171" style:family="paragraph">
      <style:paragraph-properties fo:line-height="100.00%" fo:text-align="center"/>
    </style:style>
    <style:style style:name="P172" style:family="paragraph">
      <style:paragraph-properties fo:line-height="100.00%" fo:text-align="left"/>
    </style:style>
    <style:style style:name="P173" style:family="paragraph">
      <style:paragraph-properties fo:line-height="100.00%" fo:text-align="center"/>
    </style:style>
    <style:style style:name="P174"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75" style:family="paragraph">
      <style:paragraph-properties fo:line-height="100.00%" fo:text-align="left"/>
    </style:style>
    <style:style style:name="P176" style:family="paragraph">
      <style:paragraph-properties fo:line-height="100.00%" fo:text-align="center"/>
    </style:style>
    <style:style style:name="P177" style:family="paragraph">
      <style:paragraph-properties fo:line-height="100.00%" fo:text-align="left"/>
    </style:style>
    <style:style style:name="P178" style:family="paragraph">
      <style:paragraph-properties fo:line-height="100.00%" fo:text-align="center"/>
    </style:style>
    <style:style style:name="P179"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80" style:family="paragraph">
      <style:paragraph-properties fo:line-height="100.00%" fo:text-align="left"/>
    </style:style>
    <style:style style:name="P181" style:family="paragraph">
      <style:paragraph-properties fo:line-height="100.00%" fo:text-align="center"/>
    </style:style>
    <style:style style:name="P182" style:family="paragraph">
      <style:paragraph-properties fo:line-height="100.00%" fo:text-align="left"/>
    </style:style>
    <style:style style:name="P183" style:family="paragraph">
      <style:paragraph-properties fo:line-height="100.00%" fo:text-align="center"/>
    </style:style>
    <style:style style:name="P184"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85" style:family="paragraph">
      <style:paragraph-properties fo:line-height="100.00%" fo:text-align="left"/>
    </style:style>
    <style:style style:name="P186" style:family="paragraph">
      <style:paragraph-properties fo:line-height="100.00%" fo:text-align="center"/>
    </style:style>
    <style:style style:name="P187" style:family="paragraph">
      <style:paragraph-properties fo:line-height="100.00%" fo:text-align="left"/>
    </style:style>
    <style:style style:name="P188" style:family="paragraph">
      <style:paragraph-properties fo:line-height="100.00%" fo:text-align="center"/>
    </style:style>
    <style:style style:name="P189"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90" style:family="paragraph">
      <style:paragraph-properties fo:line-height="100.00%" fo:text-align="left"/>
    </style:style>
    <style:style style:name="P191" style:family="paragraph">
      <style:paragraph-properties fo:line-height="100.00%" fo:text-align="center"/>
    </style:style>
    <style:style style:name="P192" style:family="paragraph">
      <style:paragraph-properties fo:line-height="100.00%" fo:text-align="left"/>
    </style:style>
    <style:style style:name="P193" style:family="paragraph">
      <style:paragraph-properties fo:line-height="100.00%" fo:text-align="center"/>
    </style:style>
    <style:style style:name="P194"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95" style:family="paragraph">
      <style:paragraph-properties fo:line-height="100.00%" fo:text-align="left"/>
    </style:style>
    <style:style style:name="P196" style:family="paragraph">
      <style:paragraph-properties fo:line-height="100.00%" fo:text-align="center"/>
    </style:style>
    <style:style style:name="P197" style:family="paragraph">
      <style:paragraph-properties fo:line-height="100.00%" fo:text-align="left"/>
    </style:style>
    <style:style style:name="P198" style:family="paragraph">
      <style:paragraph-properties fo:line-height="100.00%" fo:text-align="center"/>
    </style:style>
    <style:style style:name="P199"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00" style:family="paragraph">
      <style:paragraph-properties fo:line-height="100.00%" fo:text-align="left" fo:margin-top="7.80pt" fo:margin-bottom="6.10pt"/>
    </style:style>
    <style:style style:name="P201" style:family="paragraph">
      <style:paragraph-properties fo:line-height="100.00%" fo:text-align="left" fo:margin-bottom="10.10pt"/>
    </style:style>
    <style:style style:name="P202" style:family="paragraph">
      <style:paragraph-properties fo:line-height="100.00%" fo:text-align="left" fo:margin-top="7.80pt" fo:margin-bottom="6.10pt"/>
    </style:style>
    <style:style style:name="P203" style:family="paragraph">
      <style:paragraph-properties fo:line-height="100.00%" fo:text-align="left"/>
    </style:style>
    <style:style style:name="P204" style:family="paragraph">
      <style:paragraph-properties fo:line-height="100.00%" fo:text-align="lef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00.00%" fo:text-align="left" fo:margin-left="-18.00pt" fo:text-indent="18.00pt" fo:margin-top="15.60pt"/>
    </style:style>
    <style:style style:name="P206" style:family="paragraph">
      <style:paragraph-properties fo:line-height="100.00%" fo:text-align="left" fo:margin-left="-18.00pt" fo:text-indent="18.00pt" fo:margin-top="7.80pt" fo:margin-bottom="6.10pt"/>
    </style:style>
    <style:style style:name="P207" style:family="paragraph">
      <style:paragraph-properties fo:line-height="100.00%" fo:text-align="left" fo:margin-left="-18.00pt" fo:text-indent="18.00pt" fo:margin-bottom="4.30pt"/>
    </style:style>
    <style:style style:name="P208" style:family="paragraph">
      <style:paragraph-properties fo:line-height="100.00%" fo:text-align="left" fo:margin-top="7.80pt" fo:margin-bottom="6.10pt"/>
    </style:style>
    <style:style style:name="P209" style:family="paragraph">
      <style:paragraph-properties fo:line-height="100.00%" fo:text-align="left" fo:margin-left="2.75pt" fo:text-indent="-2.75pt">
        <style:tab-stops>
          <style:tab-stop style:position="78.30pt"/>
          <style:tab-stop style:position="3402.55pt"/>
          <style:tab-stop style:position="421118.90pt" style:type="right"/>
          <style:tab-stop style:position="86.85pt"/>
        </style:tab-stops>
      </style:paragraph-properties>
    </style:style>
    <style:style style:name="P210" style:family="paragraph">
      <style:paragraph-properties fo:line-height="100.00%" fo:text-align="center"/>
    </style:style>
    <style:style style:name="P211" style:family="paragraph">
      <style:paragraph-properties fo:line-height="100.00%" fo:text-align="left" fo:margin-left="2.75pt" fo:text-indent="-2.75pt">
        <style:tab-stops>
          <style:tab-stop style:position="78.30pt"/>
          <style:tab-stop style:position="3402.55pt"/>
          <style:tab-stop style:position="421118.90pt" style:type="right"/>
          <style:tab-stop style:position="86.85pt"/>
        </style:tab-stops>
      </style:paragraph-properties>
    </style:style>
    <style:style style:name="P212" style:family="paragraph">
      <style:paragraph-properties fo:line-height="100.00%" fo:text-align="left" fo:margin-left="2.75pt" fo:text-indent="-2.75pt">
        <style:tab-stops>
          <style:tab-stop style:position="78.30pt"/>
          <style:tab-stop style:position="3287.35pt"/>
          <style:tab-stop style:position="421118.90pt" style:type="right"/>
          <style:tab-stop style:position="-2.75pt"/>
        </style:tab-stops>
      </style:paragraph-properties>
    </style:style>
    <style:style style:name="P213" style:family="paragraph">
      <style:paragraph-properties fo:line-height="100.00%" fo:text-align="left"/>
    </style:style>
    <style:style style:name="P214" style:family="paragraph">
      <style:paragraph-properties fo:line-height="100.00%" fo:text-align="center"/>
    </style:style>
    <style:style style:name="P215" style:family="paragraph">
      <style:paragraph-properties fo:line-height="100.00%" fo:text-align="left"/>
    </style:style>
    <style:style style:name="P216" style:family="paragraph">
      <style:paragraph-properties fo:line-height="100.00%" fo:text-align="center"/>
    </style:style>
    <style:style style:name="P217" style:family="paragraph">
      <style:paragraph-properties fo:line-height="100.00%" fo:text-align="left" fo:margin-left="2.75pt" fo:text-indent="-2.75pt">
        <style:tab-stops>
          <style:tab-stop style:position="78.30pt"/>
          <style:tab-stop style:position="3287.35pt"/>
          <style:tab-stop style:position="421118.90pt" style:type="right"/>
          <style:tab-stop style:position="-2.75pt"/>
        </style:tab-stops>
      </style:paragraph-properties>
    </style:style>
    <style:style style:name="P218" style:family="paragraph">
      <style:paragraph-properties fo:line-height="100.00%" fo:text-align="left" fo:margin-top="7.80pt" fo:margin-bottom="6.10pt"/>
    </style:style>
    <style:style style:name="P219"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220" style:family="paragraph">
      <style:paragraph-properties fo:line-height="100.00%" fo:text-align="center"/>
    </style:style>
    <style:style style:name="P221"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222"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23" style:family="paragraph">
      <style:paragraph-properties fo:line-height="100.00%" fo:text-align="left"/>
    </style:style>
    <style:style style:name="P224" style:family="paragraph">
      <style:paragraph-properties fo:line-height="100.00%" fo:text-align="center"/>
    </style:style>
    <style:style style:name="P225" style:family="paragraph">
      <style:paragraph-properties fo:line-height="100.00%" fo:text-align="left"/>
    </style:style>
    <style:style style:name="P226" style:family="paragraph">
      <style:paragraph-properties fo:line-height="100.00%" fo:text-align="center"/>
    </style:style>
    <style:style style:name="P227"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28" style:family="paragraph">
      <style:paragraph-properties fo:line-height="100.00%" fo:text-align="left"/>
    </style:style>
    <style:style style:name="P229" style:family="paragraph">
      <style:paragraph-properties fo:line-height="100.00%" fo:text-align="center"/>
    </style:style>
    <style:style style:name="P230" style:family="paragraph">
      <style:paragraph-properties fo:line-height="100.00%" fo:text-align="left"/>
    </style:style>
    <style:style style:name="P231" style:family="paragraph">
      <style:paragraph-properties fo:line-height="100.00%" fo:text-align="center"/>
    </style:style>
    <style:style style:name="P232"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33" style:family="paragraph">
      <style:paragraph-properties fo:line-height="100.00%" fo:text-align="left"/>
    </style:style>
    <style:style style:name="P234" style:family="paragraph">
      <style:paragraph-properties fo:line-height="100.00%" fo:text-align="center"/>
    </style:style>
    <style:style style:name="P235" style:family="paragraph">
      <style:paragraph-properties fo:line-height="100.00%" fo:text-align="left"/>
    </style:style>
    <style:style style:name="P236" style:family="paragraph">
      <style:paragraph-properties fo:line-height="100.00%" fo:text-align="center"/>
    </style:style>
    <style:style style:name="P237"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38" style:family="paragraph">
      <style:paragraph-properties fo:line-height="100.00%" fo:text-align="left"/>
    </style:style>
    <style:style style:name="P239" style:family="paragraph">
      <style:paragraph-properties fo:line-height="100.00%" fo:text-align="center"/>
    </style:style>
    <style:style style:name="P240" style:family="paragraph">
      <style:paragraph-properties fo:line-height="100.00%" fo:text-align="left"/>
    </style:style>
    <style:style style:name="P241" style:family="paragraph">
      <style:paragraph-properties fo:line-height="100.00%" fo:text-align="center"/>
    </style:style>
    <style:style style:name="P242"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43" style:family="paragraph">
      <style:paragraph-properties fo:line-height="100.00%" fo:text-align="left"/>
    </style:style>
    <style:style style:name="P244" style:family="paragraph">
      <style:paragraph-properties fo:line-height="100.00%" fo:text-align="center"/>
    </style:style>
    <style:style style:name="P245" style:family="paragraph">
      <style:paragraph-properties fo:line-height="100.00%" fo:text-align="left"/>
    </style:style>
    <style:style style:name="P246" style:family="paragraph">
      <style:paragraph-properties fo:line-height="100.00%" fo:text-align="center"/>
    </style:style>
    <style:style style:name="P247"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48" style:family="paragraph">
      <style:paragraph-properties fo:line-height="100.00%" fo:text-align="left"/>
    </style:style>
    <style:style style:name="P249" style:family="paragraph">
      <style:paragraph-properties fo:line-height="100.00%" fo:text-align="center"/>
    </style:style>
    <style:style style:name="P250" style:family="paragraph">
      <style:paragraph-properties fo:line-height="100.00%" fo:text-align="left"/>
    </style:style>
    <style:style style:name="P251" style:family="paragraph">
      <style:paragraph-properties fo:line-height="100.00%" fo:text-align="center"/>
    </style:style>
    <style:style style:name="P252"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53" style:family="paragraph">
      <style:paragraph-properties fo:line-height="100.00%" fo:text-align="left"/>
    </style:style>
    <style:style style:name="P254" style:family="paragraph">
      <style:paragraph-properties fo:line-height="100.00%" fo:text-align="center"/>
    </style:style>
    <style:style style:name="P255" style:family="paragraph">
      <style:paragraph-properties fo:line-height="100.00%" fo:text-align="left"/>
    </style:style>
    <style:style style:name="P256" style:family="paragraph">
      <style:paragraph-properties fo:line-height="100.00%" fo:text-align="center"/>
    </style:style>
    <style:style style:name="P257"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58" style:family="paragraph">
      <style:paragraph-properties fo:line-height="100.00%" fo:text-align="left"/>
    </style:style>
    <style:style style:name="P259" style:family="paragraph">
      <style:paragraph-properties fo:line-height="100.00%" fo:text-align="center"/>
    </style:style>
    <style:style style:name="P260" style:family="paragraph">
      <style:paragraph-properties fo:line-height="100.00%" fo:text-align="left"/>
    </style:style>
    <style:style style:name="P261" style:family="paragraph">
      <style:paragraph-properties fo:line-height="100.00%" fo:text-align="center"/>
    </style:style>
    <style:style style:name="P262"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63" style:family="paragraph">
      <style:paragraph-properties fo:line-height="100.00%" fo:text-align="left" fo:margin-top="7.80pt" fo:margin-bottom="6.10pt"/>
    </style:style>
    <style:style style:name="P264" style:family="paragraph">
      <style:paragraph-properties fo:line-height="100.00%" fo:text-align="left" fo:margin-bottom="10.10pt"/>
    </style:style>
    <style:style style:name="P265" style:family="paragraph">
      <style:paragraph-properties fo:line-height="100.00%" fo:text-align="left" fo:margin-bottom="6.10pt"/>
    </style:style>
    <style:style style:name="P266" style:family="paragraph">
      <style:paragraph-properties fo:line-height="100.00%" fo:text-align="left"/>
    </style:style>
    <style:style style:name="P267" style:family="paragraph">
      <style:paragraph-properties fo:line-height="100.00%" fo:text-align="left"/>
    </style:style>
    <style:style style:name="P268" style:family="paragraph">
      <style:paragraph-properties fo:line-height="100.00%" fo:text-align="left"/>
    </style:style>
    <style:style style:name="P269" style:family="paragraph">
      <style:paragraph-properties fo:line-height="100.00%" fo:text-align="left"/>
    </style:style>
    <style:style style:name="TableColumn0100" style:family="table-column">
      <style:table-column-properties style:column-width="0.815972in"/>
    </style:style>
    <style:style style:name="TableColumn0101" style:family="table-column">
      <style:table-column-properties style:column-width="2.864583in"/>
    </style:style>
    <style:style style:name="TableColumn0102" style:family="table-column">
      <style:table-column-properties style:column-width="3.246528in"/>
    </style:style>
    <style:style style:name="Table01" style:family="table">
      <style:table-properties style:width="6.927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531250in"/>
    </style:style>
    <style:style style:name="TableColumn0201" style:family="table-column">
      <style:table-column-properties style:column-width="4.513889in"/>
    </style:style>
    <style:style style:name="Table02" style:family="table">
      <style:table-properties style:width="6.045139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20001"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1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2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3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4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300" style:family="table-column">
      <style:table-column-properties style:column-width="1.531250in"/>
    </style:style>
    <style:style style:name="TableColumn0301" style:family="table-column">
      <style:table-column-properties style:column-width="1.402778in"/>
    </style:style>
    <style:style style:name="TableColumn0302" style:family="table-column">
      <style:table-column-properties style:column-width="4.143056in"/>
    </style:style>
    <style:style style:name="Table03" style:family="table">
      <style:table-properties style:width="7.077083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3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3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301" style:family="table-row">
      <style:table-row-properties style:min-row-height="0.329167in"/>
    </style:style>
    <style:style style:name="TableCell03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400" style:family="table-column">
      <style:table-column-properties style:column-width="1.531250in"/>
    </style:style>
    <style:style style:name="TableColumn0401" style:family="table-column">
      <style:table-column-properties style:column-width="1.402778in"/>
    </style:style>
    <style:style style:name="TableColumn0402" style:family="table-column">
      <style:table-column-properties style:column-width="4.143056in"/>
    </style:style>
    <style:style style:name="Table04" style:family="table">
      <style:table-properties style:width="7.077083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4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4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3" style:family="table-row">
      <style:table-row-properties/>
    </style:style>
    <style:style style:name="TableCell04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3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4" style:family="table-row">
      <style:table-row-properties/>
    </style:style>
    <style:style style:name="TableCell04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4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5" style:family="table-row">
      <style:table-row-properties/>
    </style:style>
    <style:style style:name="TableCell04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5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6" style:family="table-row">
      <style:table-row-properties/>
    </style:style>
    <style:style style:name="TableCell04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6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7" style:family="table-row">
      <style:table-row-properties/>
    </style:style>
    <style:style style:name="TableCell04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7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8" style:family="table-row">
      <style:table-row-properties/>
    </style:style>
    <style:style style:name="TableCell04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8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9" style:family="table-row">
      <style:table-row-properties/>
    </style:style>
    <style:style style:name="TableCell0409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9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9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10" style:family="table-row">
      <style:table-row-properties/>
    </style:style>
    <style:style style:name="TableCell0410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10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10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11" style:family="table-row">
      <style:table-row-properties/>
    </style:style>
    <style:style style:name="TableCell041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1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1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500" style:family="table-column">
      <style:table-column-properties style:column-width="1.531250in"/>
    </style:style>
    <style:style style:name="TableColumn0501" style:family="table-column">
      <style:table-column-properties style:column-width="1.402778in"/>
    </style:style>
    <style:style style:name="TableColumn0502" style:family="table-column">
      <style:table-column-properties style:column-width="4.143056in"/>
    </style:style>
    <style:style style:name="Table05" style:family="table">
      <style:table-properties style:width="7.077083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5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5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501" style:family="table-row">
      <style:table-row-properties/>
    </style:style>
    <style:style style:name="TableCell05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600" style:family="table-column">
      <style:table-column-properties style:column-width="1.436111in"/>
    </style:style>
    <style:style style:name="TableColumn0601" style:family="table-column">
      <style:table-column-properties style:column-width="1.250000in"/>
    </style:style>
    <style:style style:name="TableColumn0602" style:family="table-column">
      <style:table-column-properties style:column-width="3.315972in"/>
    </style:style>
    <style:style style:name="TableColumn0603" style:family="table-column">
      <style:table-column-properties style:column-width="0.930556in"/>
    </style:style>
    <style:style style:name="Table06" style:family="table">
      <style:table-properties style:width="6.932639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6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6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6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601" style:family="table-row">
      <style:table-row-properties/>
    </style:style>
    <style:style style:name="TableCell06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2" style:family="table-row">
      <style:table-row-properties/>
    </style:style>
    <style:style style:name="TableCell06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2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2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3" style:family="table-row">
      <style:table-row-properties/>
    </style:style>
    <style:style style:name="TableCell06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3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3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4" style:family="table-row">
      <style:table-row-properties/>
    </style:style>
    <style:style style:name="TableCell06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4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4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5" style:family="table-row">
      <style:table-row-properties/>
    </style:style>
    <style:style style:name="TableCell06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5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5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6" style:family="table-row">
      <style:table-row-properties/>
    </style:style>
    <style:style style:name="TableCell06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6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6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7" style:family="table-row">
      <style:table-row-properties/>
    </style:style>
    <style:style style:name="TableCell06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7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7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8" style:family="table-row">
      <style:table-row-properties/>
    </style:style>
    <style:style style:name="TableCell06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8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8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700" style:family="table-column">
      <style:table-column-properties style:column-width="1.125694in"/>
    </style:style>
    <style:style style:name="TableColumn0701" style:family="table-column">
      <style:table-column-properties style:column-width="1.374306in"/>
    </style:style>
    <style:style style:name="TableColumn0702" style:family="table-column">
      <style:table-column-properties style:column-width="3.502083in"/>
    </style:style>
    <style:style style:name="TableColumn0703" style:family="table-column">
      <style:table-column-properties style:column-width="0.930556in"/>
    </style:style>
    <style:style style:name="Table07" style:family="table">
      <style:table-properties style:width="6.932639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7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7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7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701" style:family="table-row">
      <style:table-row-properties/>
    </style:style>
    <style:style style:name="TableCell07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800" style:family="table-column">
      <style:table-column-properties style:column-width="1.436111in"/>
    </style:style>
    <style:style style:name="TableColumn0801" style:family="table-column">
      <style:table-column-properties style:column-width="1.250000in"/>
    </style:style>
    <style:style style:name="TableColumn0802" style:family="table-column">
      <style:table-column-properties style:column-width="3.315972in"/>
    </style:style>
    <style:style style:name="TableColumn0803" style:family="table-column">
      <style:table-column-properties style:column-width="0.930556in"/>
    </style:style>
    <style:style style:name="Table08" style:family="table">
      <style:table-properties style:width="6.932639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801" style:family="table-row">
      <style:table-row-properties/>
    </style:style>
    <style:style style:name="TableCell08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2" style:family="table-row">
      <style:table-row-properties/>
    </style:style>
    <style:style style:name="TableCell08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3" style:family="table-row">
      <style:table-row-properties/>
    </style:style>
    <style:style style:name="TableCell08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4" style:family="table-row">
      <style:table-row-properties/>
    </style:style>
    <style:style style:name="TableCell08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5" style:family="table-row">
      <style:table-row-properties/>
    </style:style>
    <style:style style:name="TableCell08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6" style:family="table-row">
      <style:table-row-properties/>
    </style:style>
    <style:style style:name="TableCell08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7" style:family="table-row">
      <style:table-row-properties/>
    </style:style>
    <style:style style:name="TableCell08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8" style:family="table-row">
      <style:table-row-properties/>
    </style:style>
    <style:style style:name="TableCell08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2"><text:span text:style-name="T1"/></text:p>
      <text:p text:style-name="P3"><text:span text:style-name="T1"/></text:p>
      <text:p text:style-name="P3"><text:span text:style-name="T1"/></text:p>
      <text:p text:style-name="P4"><text:span text:style-name="T2">Project Manager-API</text:span><text:span text:style-name="T3"/></text:p>
      <text:p text:style-name="P5"><text:span text:style-name="T3"/></text:p>
      <text:p text:style-name="P6"><text:span text:style-name="T4"/></text:p>
      <text:p text:style-name="P6"><text:span text:style-name="T4">Date: 26.7.2016</text:span></text:p>
      <text:p text:style-name="P6"><text:span text:style-name="T5"/></text:p>
      <text:p text:style-name="P7"><text:span text:style-name="T6">CONFIDENTIAL DOCUMENT FOR INTERNAL USE ONLY. UNAUTHORIZED DISTRIBUTION IS PROHIBITED.</text:span></text:p>
      <text:p text:style-name="P8"><text:span text:style-name="T6">Copyright<text:s/></text:span><text:span text:style-name="T7">© StangaOne</text:span></text:p>
      <text:p text:style-name="P9"><text:span text:style-name="T8"/></text:p>
      <text:p text:style-name="P10"><text:span text:style-name="T9">Table of Contents</text:span></text:p>
      <text:p text:style-name="P11"><text:span text:style-name="T10"/></text:p>
      <text:p text:style-name="P12"><text:span text:style-name="T10"/></text:p>
      <text:list text:style-name="L13">
        <text:list-item>
          <text:p text:style-name="P13"><text:span text:style-name="T11">General Information</text:span></text:p>
        </text:list-item>
        <text:list-item>
          <text:p text:style-name="P14"><text:span text:style-name="T11">About the API</text:span></text:p>
        </text:list-item>
      </text:list>
      <text:p text:style-name="P15"><text:span text:style-name="T12">This API is used for managing and obtaining Project Manager content items for display by CMS.</text:span></text:p>
      <text:list text:style-name="L16">
        <text:list-item>
          <text:p text:style-name="P16"><text:span text:style-name="T13">Using the API</text:span></text:p>
        </text:list-item>
      </text:list>
      <text:p text:style-name="P17"><text:span text:style-name="T14">This is a custom RESTful web-based API</text:span><text:span text:style-name="T15">, that works with the client-server model. The HTTP methods GET, POST, PUT, DELETE are used and their use is indicated in this document.</text:span></text:p>
      <text:p text:style-name="P17"><text:span text:style-name="T16">Access</text:span><text:span text:style-name="T17"><text:s/>to the API is provided using a pre-shared secret key, which will be provided in a secure manner. This key must be supplied with every API call to the backend server. The key is provided via an HTTP header called<text:s/></text:span><text:span text:style-name="T18">Authorization</text:span><text:span text:style-name="T19">.</text:span></text:p>
      <text:p text:style-name="P18"><text:span text:style-name="T19">Example:</text:span></text:p>
      <text:p text:style-name="P18"><text:span text:style-name="T19"><text:s text:c="5"/></text:span><text:span text:style-name="T20">Authorization:</text:span></text:p>
      <text:p text:style-name="P18"><text:span text:style-name="T20"><text:s/>Bearer 9b86cd70c8b989368561705db8ca9315b0846f7a5c1c1cc2e0e99eac35a00e7e</text:span></text:p>
      <text:p text:style-name="P18"><text:span text:style-name="T21">All requests</text:span><text:span text:style-name="T22"><text:s/>sent from the client must be valid calls to existing API methods. Otherwise, the server must reply with HTTP 400.</text:span></text:p>
      <text:p text:style-name="P19"><text:span text:style-name="T22">The parameters for the client requests can be either Mandatory or Optional. This is indicated for all methods in the method description. When performing requests, the parameters must be provided as follow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21"><text:span text:style-name="T24">Method</text:span><text:span text:style-name="T25"/></text:p>
          </table:table-cell>
          <table:table-cell table:style-name="TableCell010001">
            <text:p text:style-name="P21"><text:span text:style-name="T26">Type</text:span><text:span text:style-name="T27"/></text:p>
          </table:table-cell>
          <table:table-cell table:style-name="TableCell010002">
            <text:p text:style-name="P21"><text:span text:style-name="T28">Request Encoding</text:span><text:span text:style-name="T29"/></text:p>
          </table:table-cell>
        </table:table-row>
        <table:table-row table:style-name="TableRow0101">
          <table:table-cell table:style-name="TableCell010100">
            <text:p text:style-name="P24"><text:span text:style-name="T30">GET</text:span><text:span text:style-name="T31"/></text:p>
          </table:table-cell>
          <table:table-cell table:style-name="TableCell010101">
            <text:p text:style-name="P24"><text:span text:style-name="T32">Method Parameters</text:span><text:span text:style-name="T33"/></text:p>
          </table:table-cell>
          <table:table-cell table:style-name="TableCell010102">
            <text:p text:style-name="P24"><text:span text:style-name="T34">x-www-form-urlencoded</text:span><text:span text:style-name="T35"/></text:p>
          </table:table-cell>
        </table:table-row>
        <table:table-row table:style-name="TableRow0102">
          <table:table-cell table:style-name="TableCell010200">
            <text:p text:style-name="P26"><text:span text:style-name="T36">POST</text:span><text:span text:style-name="T37"/></text:p>
          </table:table-cell>
          <table:table-cell table:style-name="TableCell010201">
            <text:p text:style-name="P26"><text:span text:style-name="T38">Method Parameters + Request Body</text:span><text:span text:style-name="T39"/></text:p>
          </table:table-cell>
          <table:table-cell table:style-name="TableCell010202">
            <text:p text:style-name="P26"><text:span text:style-name="T40">x-www-form-urlencoded</text:span><text:span text:style-name="T41"/></text:p>
          </table:table-cell>
        </table:table-row>
        <table:table-row table:style-name="TableRow0103">
          <table:table-cell table:style-name="TableCell010300">
            <text:p text:style-name="P28"><text:span text:style-name="T42">PUT</text:span><text:span text:style-name="T43"/></text:p>
          </table:table-cell>
          <table:table-cell table:style-name="TableCell010301">
            <text:p text:style-name="P28"><text:span text:style-name="T44">Method Parameters + Request Body</text:span><text:span text:style-name="T45"/></text:p>
          </table:table-cell>
          <table:table-cell table:style-name="TableCell010302">
            <text:p text:style-name="P28"><text:span text:style-name="T46">x-www-form-urlencoded</text:span><text:span text:style-name="T47"/></text:p>
          </table:table-cell>
        </table:table-row>
        <table:table-row table:style-name="TableRow0104">
          <table:table-cell table:style-name="TableCell010400">
            <text:p text:style-name="P30"><text:span text:style-name="T48">DELETE</text:span><text:span text:style-name="T49"/></text:p>
          </table:table-cell>
          <table:table-cell table:style-name="TableCell010401">
            <text:p text:style-name="P30"><text:span text:style-name="T50">Method Parameters</text:span><text:span text:style-name="T51"/></text:p>
          </table:table-cell>
          <table:table-cell table:style-name="TableCell010402">
            <text:p text:style-name="P30"><text:span text:style-name="T52">x-www-form-urlencoded</text:span><text:span text:style-name="T53"/></text:p>
          </table:table-cell>
        </table:table-row>
      </table:table>
      <text:p text:style-name="P32"><text:span text:style-name="T53"/></text:p>
      <text:p text:style-name="P33"><text:span text:style-name="T54">Server replies</text:span><text:span text:style-name="T55"><text:s/>contain JSON-formatted data to the client.</text:span><text:span text:style-name="T56"><text:s/></text:span><text:span text:style-name="T57">The response always contains a single object of type<text:s/></text:span><text:span text:style-name="T58">ServerResponse</text:span><text:span text:style-name="T59"><text:s/>(see Section ). Additionally, when errors occur, the corresponding HTTP error code is also returned as part of the HTTP response.</text:span></text:p>
      <text:p text:style-name="P34"><text:span text:style-name="T60">Client requests</text:span><text:span text:style-name="T61"><text:s/>will be made to URLs formatted in the following way:</text:span></text:p>
      <text:p text:style-name="P34"><text:span text:style-name="T62">Example:<text:s/></text:span><text:span text:style-name="T63">GET api/projects</text:span></text:p>
      <text:list text:style-name="L35">
        <text:list-item>
          <text:p text:style-name="P35"><text:span text:style-name="T64">Error Codes</text:span></text:p>
        </text:list-item>
        <text:list-item>
          <text:p text:style-name="P35"><text:span text:style-name="T65">Description:</text:span></text:p>
        </text:list-item>
      </text:list>
      <text:p text:style-name="P36"><text:span text:style-name="T66">Given below are all possible error codes the backend might return and what they mean.</text:span></text:p>
      <text:list text:style-name="L37">
        <text:list-item>
          <text:p text:style-name="P37"><text:span text:style-name="T67">Fields:</text:span></text:p>
        </text:list-item>
      </text:list>
      <table:table table:style-name="Table02">
        <table:table-column table:style-name="TableColumn0200"/>
        <table:table-column table:style-name="TableColumn0201"/>
        <table:table-row table:style-name="TableRow0200">
          <table:table-cell table:style-name="TableCell020000">
            <text:p text:style-name="P39"><text:span text:style-name="T69">Code</text:span><text:span text:style-name="T70"/></text:p>
          </table:table-cell>
          <table:table-cell table:style-name="TableCell020001">
            <text:p text:style-name="P39"><text:span text:style-name="T71">Meaning</text:span><text:span text:style-name="T72"/></text:p>
          </table:table-cell>
        </table:table-row>
        <table:table-row table:style-name="TableRow0201">
          <table:table-cell table:style-name="TableCell020100">
            <text:p text:style-name="P42"><text:span text:style-name="T73">400</text:span><text:span text:style-name="T74"/></text:p>
          </table:table-cell>
          <table:table-cell table:style-name="TableCell020101">
            <text:p text:style-name="P43"><text:span text:style-name="T75">Incorrect parameters or missing.</text:span><text:span text:style-name="T76"/></text:p>
          </table:table-cell>
        </table:table-row>
        <table:table-row table:style-name="TableRow0202">
          <table:table-cell table:style-name="TableCell020200">
            <text:p text:style-name="P45"><text:span text:style-name="T76"/></text:p>
          </table:table-cell>
          <table:table-cell table:style-name="TableCell020201">
            <text:p text:style-name="P46"><text:span text:style-name="T76"/></text:p>
          </table:table-cell>
        </table:table-row>
        <table:table-row table:style-name="TableRow0203">
          <table:table-cell table:style-name="TableCell020300">
            <text:p text:style-name="P48"><text:span text:style-name="T76"/></text:p>
          </table:table-cell>
          <table:table-cell table:style-name="TableCell020301">
            <text:p text:style-name="P49"><text:span text:style-name="T76"/></text:p>
          </table:table-cell>
        </table:table-row>
        <table:table-row table:style-name="TableRow0204">
          <table:table-cell table:style-name="TableCell020400">
            <text:p text:style-name="P51"><text:span text:style-name="T76"/></text:p>
          </table:table-cell>
          <table:table-cell table:style-name="TableCell020401">
            <text:p text:style-name="P52"><text:span text:style-name="T76"/></text:p>
          </table:table-cell>
        </table:table-row>
      </table:table>
      <text:p text:style-name="P54"><text:span text:style-name="T77">.</text:span></text:p>
      <text:p text:style-name="P55"><text:span text:style-name="T78"/></text:p>
      <text:list text:style-name="L56">
        <text:list-item>
          <text:p text:style-name="P56"><text:span text:style-name="T79">Data Structures</text:span></text:p>
        </text:list-item>
        <text:list-item>
          <text:p text:style-name="P57"><text:span text:style-name="T79">ServerResponse</text:span></text:p>
        </text:list-item>
        <text:list-item>
          <text:p text:style-name="P58"><text:span text:style-name="T80">Description:</text:span></text:p>
        </text:list-item>
      </text:list>
      <text:p text:style-name="P59"><text:span text:style-name="T81">This data structure contains the information related to a single API request.</text:span></text:p>
      <text:list text:style-name="L60">
        <text:list-item>
          <text:p text:style-name="P60"><text:span text:style-name="T82">Fields:</text:span></text:p>
        </text:list-item>
      </text:list>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62"><text:span text:style-name="T84">Name</text:span><text:span text:style-name="T85"/></text:p>
          </table:table-cell>
          <table:table-cell table:style-name="TableCell030001">
            <text:p text:style-name="P62"><text:span text:style-name="T86">Type</text:span><text:span text:style-name="T87"/></text:p>
          </table:table-cell>
          <table:table-cell table:style-name="TableCell030002">
            <text:p text:style-name="P62"><text:span text:style-name="T88">Description</text:span><text:span text:style-name="T89"/></text:p>
          </table:table-cell>
        </table:table-row>
        <table:table-row table:style-name="TableRow0301">
          <table:table-cell table:style-name="TableCell030100">
            <text:p text:style-name="P65"><text:span text:style-name="T90">error</text:span><text:span text:style-name="T91"/></text:p>
          </table:table-cell>
          <table:table-cell table:style-name="TableCell030101">
            <text:p text:style-name="P66"><text:span text:style-name="T92">ErrorMessage</text:span><text:span text:style-name="T93"/></text:p>
          </table:table-cell>
          <table:table-cell table:style-name="TableCell030102">
            <text:p text:style-name="P67"><text:span text:style-name="T94">If the request was not successful, the error object is providedhere. If there is no error, this field is<text:s/></text:span><text:span text:style-name="T95">null</text:span><text:span text:style-name="T96">.</text:span><text:span text:style-name="T97"/></text:p>
          </table:table-cell>
        </table:table-row>
        <table:table-row table:style-name="TableRow0302">
          <table:table-cell table:style-name="TableCell030200">
            <text:p text:style-name="P70"><text:span text:style-name="T98">data</text:span><text:span text:style-name="T99"/></text:p>
          </table:table-cell>
          <table:table-cell table:style-name="TableCell030201">
            <text:p text:style-name="P71"><text:span text:style-name="T100">&lt;T&gt;</text:span><text:span text:style-name="T101"/></text:p>
          </table:table-cell>
          <table:table-cell table:style-name="TableCell030202">
            <text:p text:style-name="P72"><text:span text:style-name="T102">If the request was successful, the data is provided here. Can be any type depending on the request. If the request was not successful, this field is<text:s text:c="2"/></text:span><text:span text:style-name="T103">null</text:span><text:span text:style-name="T104">.</text:span><text:span text:style-name="T105"/></text:p>
          </table:table-cell>
        </table:table-row>
      </table:table>
      <text:p text:style-name="P74"><text:span text:style-name="T105"/></text:p>
      <text:p text:style-name="P75"><text:span text:style-name="T106">Example:</text:span></text:p>
      <text:p text:style-name="P76"><text:span text:style-name="T107"/></text:p>
      <text:p text:style-name="P76"><text:span text:style-name="T108">{</text:span></text:p>
      <text:p text:style-name="P76"><text:span text:style-name="T108"><text:s text:c="4"/>"error": {</text:span></text:p>
      <text:p text:style-name="P76"><text:span text:style-name="T108"><text:s text:c="8"/>"code": 404,</text:span></text:p>
      <text:p text:style-name="P76"><text:span text:style-name="T108"><text:s text:c="8"/>"message": "Content item not found (error 3)"</text:span></text:p>
      <text:p text:style-name="P76"><text:span text:style-name="T108"><text:s text:c="4"/>},</text:span></text:p>
      <text:p text:style-name="P76"><text:span text:style-name="T108"><text:s text:c="4"/>"data": null</text:span></text:p>
      <text:p text:style-name="P76"><text:span text:style-name="T108">}</text:span></text:p>
      <text:p text:style-name="P76"><text:span text:style-name="T109"/></text:p>
      <text:p text:style-name="P76"><text:span text:style-name="T109"/></text:p>
      <text:p text:style-name="P76"><text:span text:style-name="T110">{</text:span></text:p>
      <text:p text:style-name="P76"><text:span text:style-name="T110"><text:s text:c="4"/>"error": null,</text:span></text:p>
      <text:p text:style-name="P76"><text:span text:style-name="T110"><text:s text:c="4"/>"data": {</text:span></text:p>
      <text:p text:style-name="P76"><text:span text:style-name="T110"><text:s text:c="8"/>"someData": "content"</text:span></text:p>
      <text:p text:style-name="P76"><text:span text:style-name="T110"><text:s text:c="4"/>}</text:span></text:p>
      <text:p text:style-name="P76"><text:span text:style-name="T110">}</text:span></text:p>
      <text:p text:style-name="P76"><text:span text:style-name="T111"/></text:p>
      <text:list text:style-name="L77">
        <text:list-item>
          <text:p text:style-name="P77"><text:span text:style-name="T112">ContentItem</text:span></text:p>
        </text:list-item>
        <text:list-item>
          <text:p text:style-name="P78"><text:span text:style-name="T113">Description:</text:span></text:p>
        </text:list-item>
      </text:list>
      <text:p text:style-name="P79"><text:span text:style-name="T114">Data structure for an item that will be displayed.</text:span></text:p>
      <text:list text:style-name="L80">
        <text:list-item>
          <text:p text:style-name="P80"><text:span text:style-name="T115">Fields:</text:span></text:p>
        </text:list-item>
      </text:list>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82"><text:span text:style-name="T117">Name</text:span><text:span text:style-name="T118"/></text:p>
          </table:table-cell>
          <table:table-cell table:style-name="TableCell040001">
            <text:p text:style-name="P82"><text:span text:style-name="T119">Type</text:span><text:span text:style-name="T120"/></text:p>
          </table:table-cell>
          <table:table-cell table:style-name="TableCell040002">
            <text:p text:style-name="P82"><text:span text:style-name="T121">Description</text:span><text:span text:style-name="T122"/></text:p>
          </table:table-cell>
        </table:table-row>
        <table:table-row table:style-name="TableRow0401">
          <table:table-cell table:style-name="TableCell040100">
            <text:p text:style-name="P85"><text:span text:style-name="T123">id</text:span><text:span text:style-name="T124"/></text:p>
          </table:table-cell>
          <table:table-cell table:style-name="TableCell040101">
            <text:p text:style-name="P86"><text:span text:style-name="T125">int</text:span><text:span text:style-name="T126"/></text:p>
          </table:table-cell>
          <table:table-cell table:style-name="TableCell040102">
            <text:p text:style-name="P87"><text:span text:style-name="T127">Identifier assigned by the backend.</text:span><text:span text:style-name="T128"/></text:p>
          </table:table-cell>
        </table:table-row>
        <table:table-row table:style-name="TableRow0402">
          <table:table-cell table:style-name="TableCell040200">
            <text:p text:style-name="P89"><text:span text:style-name="T129">dateTime</text:span><text:span text:style-name="T130"/></text:p>
          </table:table-cell>
          <table:table-cell table:style-name="TableCell040201">
            <text:p text:style-name="P90"><text:span text:style-name="T131">int</text:span><text:span text:style-name="T132"/></text:p>
          </table:table-cell>
          <table:table-cell table:style-name="TableCell040202">
            <text:p text:style-name="P91"><text:span text:style-name="T133">Time of publishing of the article associated with this content item.</text:span><text:span text:style-name="T134"/></text:p>
          </table:table-cell>
        </table:table-row>
        <table:table-row table:style-name="TableRow0403">
          <table:table-cell table:style-name="TableCell040300">
            <text:p text:style-name="P93"><text:span text:style-name="T135">headerUnanswered</text:span><text:span text:style-name="T136"/></text:p>
          </table:table-cell>
          <table:table-cell table:style-name="TableCell040301">
            <text:p text:style-name="P94"><text:span text:style-name="T137">string</text:span><text:span text:style-name="T138"/></text:p>
          </table:table-cell>
          <table:table-cell table:style-name="TableCell040302">
            <text:p text:style-name="P95"><text:span text:style-name="T139">The header for this question when the question is not answered.</text:span><text:span text:style-name="T140"/></text:p>
          </table:table-cell>
        </table:table-row>
        <table:table-row table:style-name="TableRow0404">
          <table:table-cell table:style-name="TableCell040400">
            <text:p text:style-name="P97"><text:span text:style-name="T141">headerAnswered</text:span><text:span text:style-name="T142"/></text:p>
          </table:table-cell>
          <table:table-cell table:style-name="TableCell040401">
            <text:p text:style-name="P98"><text:span text:style-name="T143">string</text:span><text:span text:style-name="T144"/></text:p>
          </table:table-cell>
          <table:table-cell table:style-name="TableCell040402">
            <text:p text:style-name="P99"><text:span text:style-name="T145">The header for this question when the question is answered.</text:span><text:span text:style-name="T146"/></text:p>
          </table:table-cell>
        </table:table-row>
        <table:table-row table:style-name="TableRow0405">
          <table:table-cell table:style-name="TableCell040500">
            <text:p text:style-name="P101"><text:span text:style-name="T147">answerA</text:span><text:span text:style-name="T148"/></text:p>
          </table:table-cell>
          <table:table-cell table:style-name="TableCell040501">
            <text:p text:style-name="P102"><text:span text:style-name="T149">string</text:span><text:span text:style-name="T150"/></text:p>
          </table:table-cell>
          <table:table-cell table:style-name="TableCell040502">
            <text:p text:style-name="P103"><text:span text:style-name="T151">Text placed in the left answering button.</text:span><text:span text:style-name="T152"/></text:p>
          </table:table-cell>
        </table:table-row>
        <table:table-row table:style-name="TableRow0406">
          <table:table-cell table:style-name="TableCell040600">
            <text:p text:style-name="P105"><text:span text:style-name="T153">answerB</text:span><text:span text:style-name="T154"/></text:p>
          </table:table-cell>
          <table:table-cell table:style-name="TableCell040601">
            <text:p text:style-name="P106"><text:span text:style-name="T155">string</text:span><text:span text:style-name="T156"/></text:p>
          </table:table-cell>
          <table:table-cell table:style-name="TableCell040602">
            <text:p text:style-name="P107"><text:span text:style-name="T157">Text placed in the right answering button.</text:span><text:span text:style-name="T158"/></text:p>
          </table:table-cell>
        </table:table-row>
        <table:table-row table:style-name="TableRow0407">
          <table:table-cell table:style-name="TableCell040700">
            <text:p text:style-name="P109"><text:span text:style-name="T159">photo</text:span><text:span text:style-name="T160"/></text:p>
          </table:table-cell>
          <table:table-cell table:style-name="TableCell040701">
            <text:p text:style-name="P110"><text:span text:style-name="T161">string</text:span><text:span text:style-name="T162"/></text:p>
          </table:table-cell>
          <table:table-cell table:style-name="TableCell040702">
            <text:p text:style-name="P111"><text:span text:style-name="T163">Relative path to the photo of the item.</text:span><text:span text:style-name="T164"/></text:p>
          </table:table-cell>
        </table:table-row>
        <table:table-row table:style-name="TableRow0408">
          <table:table-cell table:style-name="TableCell040800">
            <text:p text:style-name="P113"><text:span text:style-name="T165">hasMoreInfo</text:span><text:span text:style-name="T166"/></text:p>
          </table:table-cell>
          <table:table-cell table:style-name="TableCell040801">
            <text:p text:style-name="P114"><text:span text:style-name="T167">boolean</text:span><text:span text:style-name="T168"/></text:p>
          </table:table-cell>
          <table:table-cell table:style-name="TableCell040802">
            <text:p text:style-name="P115"><text:span text:style-name="T169">Flag indicating wether the more info button should appear.</text:span><text:span text:style-name="T170"/></text:p>
          </table:table-cell>
        </table:table-row>
        <table:table-row table:style-name="TableRow0409">
          <table:table-cell table:style-name="TableCell040900">
            <text:p text:style-name="P117"><text:span text:style-name="T171">moreInfoText</text:span><text:span text:style-name="T172"/></text:p>
          </table:table-cell>
          <table:table-cell table:style-name="TableCell040901">
            <text:p text:style-name="P118"><text:span text:style-name="T173">string</text:span><text:span text:style-name="T174"/></text:p>
          </table:table-cell>
          <table:table-cell table:style-name="TableCell040902">
            <text:p text:style-name="P119"><text:span text:style-name="T175">Text displayed in the overlay shown when clicking the info button.</text:span><text:span text:style-name="T176"/></text:p>
          </table:table-cell>
        </table:table-row>
        <table:table-row table:style-name="TableRow0410">
          <table:table-cell table:style-name="TableCell041000">
            <text:p text:style-name="P121"><text:span text:style-name="T177">articleUrl</text:span><text:span text:style-name="T178"/></text:p>
          </table:table-cell>
          <table:table-cell table:style-name="TableCell041001">
            <text:p text:style-name="P122"><text:span text:style-name="T179">string</text:span><text:span text:style-name="T180"/></text:p>
          </table:table-cell>
          <table:table-cell table:style-name="TableCell041002">
            <text:p text:style-name="P123"><text:span text:style-name="T181">The article's url associated with this content item</text:span><text:span text:style-name="T182"/></text:p>
          </table:table-cell>
        </table:table-row>
        <table:table-row table:style-name="TableRow0411">
          <table:table-cell table:style-name="TableCell041100">
            <text:p text:style-name="P125"><text:span text:style-name="T183">questionResult</text:span><text:span text:style-name="T184"/></text:p>
          </table:table-cell>
          <table:table-cell table:style-name="TableCell041101">
            <text:p text:style-name="P126"><text:span text:style-name="T185">QuestionResult</text:span><text:span text:style-name="T186"/></text:p>
          </table:table-cell>
          <table:table-cell table:style-name="TableCell041102">
            <text:p text:style-name="P127"><text:span text:style-name="T187">The current results for this question.</text:span><text:span text:style-name="T188"/></text:p>
          </table:table-cell>
        </table:table-row>
      </table:table>
      <text:p text:style-name="P129"><text:span text:style-name="T188"/></text:p>
      <text:p text:style-name="P130"><text:span text:style-name="T189">Example:</text:span></text:p>
      <text:p text:style-name="P131"><text:span text:style-name="T190"/></text:p>
      <text:p text:style-name="P131"><text:span text:style-name="T191">{</text:span></text:p>
      <text:p text:style-name="P131"><text:span text:style-name="T191"><text:s text:c="4"/>"id": 609,</text:span></text:p>
      <text:p text:style-name="P131"><text:span text:style-name="T191"><text:s text:c="4"/>"timestamp": 1445500800,</text:span></text:p>
      <text:p text:style-name="P131"><text:span text:style-name="T191"><text:s text:c="4"/>"headerUnanswerd": "Wat weet jij?",</text:span></text:p>
      <text:p text:style-name="P131"><text:span text:style-name="T191"><text:s text:c="4"/>"headerAnswerd": "Wat weet men?",</text:span></text:p>
      <text:p text:style-name="P131"><text:span text:style-name="T191"><text:s text:c="4"/>"answerA": "Text for left answer",</text:span></text:p>
      <text:p text:style-name="P131"><text:span text:style-name="T191"><text:s text:c="4"/>"answerB": "Text for right answer",</text:span></text:p>
      <text:p text:style-name="P131"><text:span text:style-name="T191"><text:s text:c="4"/>"photo": "0b185d94d6d987bc684a6c74f1ff63845b4ba2a80f5f164f0e987a670e903cf1.png",</text:span></text:p>
      <text:p text:style-name="P131"><text:span text:style-name="T191"><text:s text:c="4"/>"hasMoreInfo": true,</text:span></text:p>
      <text:p text:style-name="P131"><text:span text:style-name="T191"><text:s text:c="4"/>"moreInfoText": "More info text",</text:span></text:p>
      <text:p text:style-name="P131"><text:span text:style-name="T191"><text:s text:c="4"/>"questionResult": {</text:span></text:p>
      <text:p text:style-name="P131"><text:span text:style-name="T191"><text:s text:c="8"/>"answerAPercent": 50,</text:span></text:p>
      <text:p text:style-name="P131"><text:span text:style-name="T191"><text:s text:c="8"/>"answerBPercent": 50</text:span></text:p>
      <text:p text:style-name="P131"><text:span text:style-name="T191"><text:s text:c="4"/>},</text:span></text:p>
      <text:p text:style-name="P131"><text:span text:style-name="T191"><text:s text:c="4"/>"articleUrl": "</text:span><text:a xlink:href="http://www.flevopost.nl/nieuws/urk/410606/genomineerden-ondernemer-van-het-jaar-regio-zwolle-bekend.html"><text:span text:style-name="T192">http://www.flevopost.nl/nieuws/urk/410606/genomineerden-ondernemer-van-het-jaar-regio-zwolle-bekend.html</text:span></text:a><text:span text:style-name="T193">"</text:span></text:p>
      <text:p text:style-name="P131"><text:span text:style-name="T193">}</text:span></text:p>
      <text:p text:style-name="P131"><text:span text:style-name="T194"/></text:p>
      <text:p text:style-name="P131"><text:span text:style-name="T194"/></text:p>
      <text:list text:style-name="L132">
        <text:list-item>
          <text:p text:style-name="P132"><text:span text:style-name="T195">ErrorMessage</text:span></text:p>
        </text:list-item>
        <text:list-item>
          <text:p text:style-name="P133"><text:span text:style-name="T196">Description:</text:span></text:p>
        </text:list-item>
      </text:list>
      <text:p text:style-name="P134"><text:span text:style-name="T197">Data structure for an item that will be displayed.</text:span></text:p>
      <text:list text:style-name="L135">
        <text:list-item>
          <text:p text:style-name="P135"><text:span text:style-name="T198">Fields:</text:span></text:p>
        </text:list-item>
      </text:list>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137"><text:span text:style-name="T200">Name</text:span><text:span text:style-name="T201"/></text:p>
          </table:table-cell>
          <table:table-cell table:style-name="TableCell050001">
            <text:p text:style-name="P137"><text:span text:style-name="T202">Type</text:span><text:span text:style-name="T203"/></text:p>
          </table:table-cell>
          <table:table-cell table:style-name="TableCell050002">
            <text:p text:style-name="P137"><text:span text:style-name="T204">Description</text:span><text:span text:style-name="T205"/></text:p>
          </table:table-cell>
        </table:table-row>
        <table:table-row table:style-name="TableRow0501">
          <table:table-cell table:style-name="TableCell050100">
            <text:p text:style-name="P140"><text:span text:style-name="T206">code</text:span><text:span text:style-name="T207"/></text:p>
          </table:table-cell>
          <table:table-cell table:style-name="TableCell050101">
            <text:p text:style-name="P141"><text:span text:style-name="T208">int</text:span><text:span text:style-name="T209"/></text:p>
          </table:table-cell>
          <table:table-cell table:style-name="TableCell050102">
            <text:p text:style-name="P142"><text:span text:style-name="T210">The HTTP error code.</text:span><text:span text:style-name="T211"/></text:p>
          </table:table-cell>
        </table:table-row>
        <table:table-row table:style-name="TableRow0502">
          <table:table-cell table:style-name="TableCell050200">
            <text:p text:style-name="P144"><text:span text:style-name="T212">message</text:span><text:span text:style-name="T213"/></text:p>
          </table:table-cell>
          <table:table-cell table:style-name="TableCell050201">
            <text:p text:style-name="P145"><text:span text:style-name="T214">string</text:span><text:span text:style-name="T215"/></text:p>
          </table:table-cell>
          <table:table-cell table:style-name="TableCell050202">
            <text:p text:style-name="P146"><text:span text:style-name="T216">A description of the error that occurred.</text:span><text:span text:style-name="T217"/></text:p>
          </table:table-cell>
        </table:table-row>
      </table:table>
      <text:p text:style-name="P148"><text:span text:style-name="T217"/></text:p>
      <text:p text:style-name="P149"><text:span text:style-name="T218">Example:</text:span></text:p>
      <text:p text:style-name="P150"><text:span text:style-name="T219"/></text:p>
      <text:p text:style-name="P150"><text:span text:style-name="T220">{</text:span></text:p>
      <text:p text:style-name="P150"><text:span text:style-name="T220"><text:s text:c="4"/>"code": 404,</text:span></text:p>
      <text:p text:style-name="P150"><text:span text:style-name="T220"><text:s text:c="4"/>"message": "Content item not found (error 3)"</text:span></text:p>
      <text:p text:style-name="P150"><text:span text:style-name="T220">}</text:span></text:p>
      <text:p text:style-name="P150"><text:span text:style-name="T221"/></text:p>
      <text:p text:style-name="P150"><text:span text:style-name="T221"/></text:p>
      <text:list text:style-name="L151">
        <text:list-item>
          <text:p text:style-name="P151"><text:span text:style-name="T222">Admin Methods</text:span></text:p>
        </text:list-item>
        <text:list-item>
          <text:p text:style-name="P152"><text:span text:style-name="T222">item POST</text:span></text:p>
        </text:list-item>
        <text:list-item>
          <text:p text:style-name="P153"><text:span text:style-name="T223">Description:</text:span></text:p>
        </text:list-item>
        <text:list-item>
          <text:p text:style-name="P154"><text:span text:style-name="T224">Manages the<text:s/></text:span><text:span text:style-name="T225">creation</text:span><text:span text:style-name="T226"><text:s/>of the content items</text:span></text:p>
        </text:list-item>
      </text:list>
      <text:p text:style-name="P155"><text:span text:style-name="T227">Body Parameters:</text:span></text:p>
      <table:table table:style-name="Table06">
        <table:table-column table:style-name="TableColumn0600"/>
        <table:table-column table:style-name="TableColumn0601"/>
        <table:table-column table:style-name="TableColumn0602"/>
        <table:table-column table:style-name="TableColumn0603"/>
        <table:table-row table:style-name="TableRow0600">
          <table:table-cell table:style-name="TableCell060000">
            <text:p text:style-name="P157"><text:span text:style-name="T229">Name</text:span><text:span text:style-name="T230"/></text:p>
          </table:table-cell>
          <table:table-cell table:style-name="TableCell060001">
            <text:p text:style-name="P157"><text:span text:style-name="T231">Type</text:span><text:span text:style-name="T232"/></text:p>
          </table:table-cell>
          <table:table-cell table:style-name="TableCell060002">
            <text:p text:style-name="P157"><text:span text:style-name="T233">Description</text:span><text:span text:style-name="T234"/></text:p>
          </table:table-cell>
          <table:table-cell table:style-name="TableCell060003">
            <text:p text:style-name="P157"><text:span text:style-name="T235">Mandatory/</text:span></text:p>
            <text:p text:style-name="P157"><text:span text:style-name="T235">Optional</text:span><text:span text:style-name="T236"/></text:p>
          </table:table-cell>
        </table:table-row>
        <table:table-row table:style-name="TableRow0601">
          <table:table-cell table:style-name="TableCell060100">
            <text:p text:style-name="P160"><text:span text:style-name="T237">dateTime</text:span><text:span text:style-name="T238"/></text:p>
          </table:table-cell>
          <table:table-cell table:style-name="TableCell060101">
            <text:p text:style-name="P161"><text:span text:style-name="T239">int</text:span><text:span text:style-name="T240"/></text:p>
          </table:table-cell>
          <table:table-cell table:style-name="TableCell060102">
            <text:p text:style-name="P162"><text:span text:style-name="T241">Time of publishing of the article associated with this content item.</text:span><text:span text:style-name="T242"/></text:p>
          </table:table-cell>
          <table:table-cell table:style-name="TableCell060103">
            <text:p text:style-name="P163"><text:span text:style-name="T243">Mandatory</text:span><text:span text:style-name="T244"/></text:p>
          </table:table-cell>
        </table:table-row>
        <table:table-row table:style-name="TableRow0602">
          <table:table-cell table:style-name="TableCell060200">
            <text:p text:style-name="P165"><text:span text:style-name="T245">questionCategory</text:span><text:span text:style-name="T246"/></text:p>
          </table:table-cell>
          <table:table-cell table:style-name="TableCell060201">
            <text:p text:style-name="P166"><text:span text:style-name="T247">int</text:span><text:span text:style-name="T248"/></text:p>
          </table:table-cell>
          <table:table-cell table:style-name="TableCell060202">
            <text:p text:style-name="P167"><text:span text:style-name="T249">The category of the question</text:span><text:span text:style-name="T250"/></text:p>
          </table:table-cell>
          <table:table-cell table:style-name="TableCell060203">
            <text:p text:style-name="P168"><text:span text:style-name="T251">Mandatory</text:span><text:span text:style-name="T252"/></text:p>
          </table:table-cell>
        </table:table-row>
        <table:table-row table:style-name="TableRow0603">
          <table:table-cell table:style-name="TableCell060300">
            <text:p text:style-name="P170"><text:span text:style-name="T253">answerA</text:span><text:span text:style-name="T254"/></text:p>
          </table:table-cell>
          <table:table-cell table:style-name="TableCell060301">
            <text:p text:style-name="P171"><text:span text:style-name="T255">string</text:span><text:span text:style-name="T256"/></text:p>
          </table:table-cell>
          <table:table-cell table:style-name="TableCell060302">
            <text:p text:style-name="P172"><text:span text:style-name="T257">Text placed in the left answering button.</text:span><text:span text:style-name="T258"/></text:p>
          </table:table-cell>
          <table:table-cell table:style-name="TableCell060303">
            <text:p text:style-name="P173"><text:span text:style-name="T259">Mandatory</text:span><text:span text:style-name="T260"/></text:p>
          </table:table-cell>
        </table:table-row>
        <table:table-row table:style-name="TableRow0604">
          <table:table-cell table:style-name="TableCell060400">
            <text:p text:style-name="P175"><text:span text:style-name="T261">answerB</text:span><text:span text:style-name="T262"/></text:p>
          </table:table-cell>
          <table:table-cell table:style-name="TableCell060401">
            <text:p text:style-name="P176"><text:span text:style-name="T263">string</text:span><text:span text:style-name="T264"/></text:p>
          </table:table-cell>
          <table:table-cell table:style-name="TableCell060402">
            <text:p text:style-name="P177"><text:span text:style-name="T265">Text placed in the right answering button.</text:span><text:span text:style-name="T266"/></text:p>
          </table:table-cell>
          <table:table-cell table:style-name="TableCell060403">
            <text:p text:style-name="P178"><text:span text:style-name="T267">Mandatory</text:span><text:span text:style-name="T268"/></text:p>
          </table:table-cell>
        </table:table-row>
        <table:table-row table:style-name="TableRow0605">
          <table:table-cell table:style-name="TableCell060500">
            <text:p text:style-name="P180"><text:span text:style-name="T269">photo</text:span><text:span text:style-name="T270"/></text:p>
          </table:table-cell>
          <table:table-cell table:style-name="TableCell060501">
            <text:p text:style-name="P181"><text:span text:style-name="T271">string</text:span><text:span text:style-name="T272"/></text:p>
          </table:table-cell>
          <table:table-cell table:style-name="TableCell060502">
            <text:p text:style-name="P182"><text:span text:style-name="T273">Path of the image.</text:span><text:span text:style-name="T274"/></text:p>
          </table:table-cell>
          <table:table-cell table:style-name="TableCell060503">
            <text:p text:style-name="P183"><text:span text:style-name="T275">Mandatory</text:span><text:span text:style-name="T276"/></text:p>
          </table:table-cell>
        </table:table-row>
        <table:table-row table:style-name="TableRow0606">
          <table:table-cell table:style-name="TableCell060600">
            <text:p text:style-name="P185"><text:span text:style-name="T277">hasMoreInfo</text:span><text:span text:style-name="T278"/></text:p>
          </table:table-cell>
          <table:table-cell table:style-name="TableCell060601">
            <text:p text:style-name="P186"><text:span text:style-name="T279">boolean</text:span><text:span text:style-name="T280"/></text:p>
          </table:table-cell>
          <table:table-cell table:style-name="TableCell060602">
            <text:p text:style-name="P187"><text:span text:style-name="T281">Flag indicating wether the 'more info'button should appear.</text:span><text:span text:style-name="T282"/></text:p>
          </table:table-cell>
          <table:table-cell table:style-name="TableCell060603">
            <text:p text:style-name="P188"><text:span text:style-name="T283">Optional</text:span><text:span text:style-name="T284"/></text:p>
          </table:table-cell>
        </table:table-row>
        <table:table-row table:style-name="TableRow0607">
          <table:table-cell table:style-name="TableCell060700">
            <text:p text:style-name="P190"><text:span text:style-name="T285">moreInfoText</text:span><text:span text:style-name="T286"/></text:p>
          </table:table-cell>
          <table:table-cell table:style-name="TableCell060701">
            <text:p text:style-name="P191"><text:span text:style-name="T287">string</text:span><text:span text:style-name="T288"/></text:p>
          </table:table-cell>
          <table:table-cell table:style-name="TableCell060702">
            <text:p text:style-name="P192"><text:span text:style-name="T289">Text displayed in the more info overlay.</text:span><text:span text:style-name="T290"/></text:p>
          </table:table-cell>
          <table:table-cell table:style-name="TableCell060703">
            <text:p text:style-name="P193"><text:span text:style-name="T291">Optional</text:span><text:span text:style-name="T292"/></text:p>
          </table:table-cell>
        </table:table-row>
        <table:table-row table:style-name="TableRow0608">
          <table:table-cell table:style-name="TableCell060800">
            <text:p text:style-name="P195"><text:span text:style-name="T293">articleUrl</text:span><text:span text:style-name="T294"/></text:p>
          </table:table-cell>
          <table:table-cell table:style-name="TableCell060801">
            <text:p text:style-name="P196"><text:span text:style-name="T295">string</text:span><text:span text:style-name="T296"/></text:p>
          </table:table-cell>
          <table:table-cell table:style-name="TableCell060802">
            <text:p text:style-name="P197"><text:span text:style-name="T297">The article's url associated with this content item</text:span><text:span text:style-name="T298"/></text:p>
          </table:table-cell>
          <table:table-cell table:style-name="TableCell060803">
            <text:p text:style-name="P198"><text:span text:style-name="T299">Mandatory</text:span><text:span text:style-name="T300"/></text:p>
          </table:table-cell>
        </table:table-row>
      </table:table>
      <text:p text:style-name="P200"><text:span text:style-name="T301">Server Response:</text:span></text:p>
      <text:p text:style-name="P201"><text:span text:style-name="T302">The server returns the whole<text:s/></text:span><text:span text:style-name="T303">ContentItem</text:span><text:span text:style-name="T304"><text:s/>that was created.</text:span></text:p>
      <text:p text:style-name="P202"><text:span text:style-name="T305">Example:</text:span></text:p>
      <text:p text:style-name="P203"><text:span text:style-name="T306">POST<text:s/></text:span><text:a xlink:href="https://api.server.com/item/523"><text:span text:style-name="T308">https://api.server.com/item</text:span></text:a><text:span text:style-name="T309"/></text:p>
      <text:p text:style-name="P204"><text:span text:style-name="T310">[BODY PARAMETERS]</text:span></text:p>
      <text:p text:style-name="P204"><text:span text:style-name="T311"/></text:p>
      <text:p text:style-name="P204"><text:span text:style-name="T312">{</text:span></text:p>
      <text:p text:style-name="P204"><text:span text:style-name="T312"><text:s text:c="4"/>"data": {</text:span></text:p>
      <text:p text:style-name="P204"><text:span text:style-name="T312"><text:s text:c="8"/>"id": 609,</text:span></text:p>
      <text:p text:style-name="P204"><text:span text:style-name="T312"><text:s text:c="8"/>"timestamp": 1445500800,</text:span></text:p>
      <text:p text:style-name="P204"><text:span text:style-name="T312"><text:s text:c="8"/>"headerUnanswerd": "Wat weet jij?",</text:span></text:p>
      <text:p text:style-name="P204"><text:span text:style-name="T312"><text:s text:c="8"/>"headerAnswerd": "Wat weet men?",</text:span></text:p>
      <text:p text:style-name="P204"><text:span text:style-name="T312"><text:s text:c="8"/>"answerA": "Text for left answer",</text:span></text:p>
      <text:p text:style-name="P204"><text:span text:style-name="T312"><text:s text:c="8"/>"answerB": "Text for right answer",</text:span></text:p>
      <text:p text:style-name="P204"><text:span text:style-name="T312"><text:s text:c="8"/>"photo": "0b185d94d6d987bc684a6c74f1ff63845b4ba2a80f5f164f0e987a670e903cf1.png",</text:span></text:p>
      <text:p text:style-name="P204"><text:span text:style-name="T312"><text:s text:c="8"/>"hasMoreInfo": true,</text:span></text:p>
      <text:p text:style-name="P204"><text:span text:style-name="T312"><text:s text:c="8"/>"moreInfoText": "More info text",</text:span></text:p>
      <text:p text:style-name="P204"><text:span text:style-name="T312"><text:s text:c="8"/>"questionResult": {</text:span></text:p>
      <text:p text:style-name="P204"><text:span text:style-name="T312"><text:s text:c="12"/>"answerAPercent": 50,</text:span></text:p>
      <text:p text:style-name="P204"><text:span text:style-name="T312"><text:s text:c="12"/>"answerBPercent": 50</text:span></text:p>
      <text:p text:style-name="P204"><text:span text:style-name="T312"><text:s text:c="8"/>},</text:span></text:p>
      <text:p text:style-name="P204"><text:span text:style-name="T312"><text:s text:c="8"/>"articleUrl": "</text:span><text:a xlink:href="http://www.flevopost.nl/nieuws/urk/410606/genomineerden-ondernemer-van-het-jaar-regio-zwolle-bekend.html"><text:span text:style-name="T313">http://www.flevopost.nl/nieuws/urk/410606/genomineerden-ondernemer-van-het-jaar-regio-zwolle-bekend.html</text:span></text:a><text:span text:style-name="T314">"</text:span></text:p>
      <text:p text:style-name="P204"><text:span text:style-name="T314"><text:s text:c="4"/>},</text:span></text:p>
      <text:p text:style-name="P204"><text:span text:style-name="T314"><text:s text:c="4"/>"error": null</text:span></text:p>
      <text:p text:style-name="P204"><text:span text:style-name="T314">}</text:span></text:p>
      <text:list text:style-name="L205">
        <text:list-item>
          <text:p text:style-name="P205"><text:span text:style-name="T315">item PUT</text:span></text:p>
        </text:list-item>
        <text:list-item>
          <text:p text:style-name="P206"><text:span text:style-name="T316">Description:</text:span></text:p>
        </text:list-item>
        <text:list-item>
          <text:p text:style-name="P207"><text:span text:style-name="T317">Manages the<text:s/></text:span><text:span text:style-name="T318">update</text:span><text:span text:style-name="T319"><text:s/>of a content item</text:span></text:p>
        </text:list-item>
      </text:list>
      <text:p text:style-name="P208"><text:span text:style-name="T320">Method Parameters:</text:span></text:p>
      <table:table table:style-name="Table07">
        <table:table-column table:style-name="TableColumn0700"/>
        <table:table-column table:style-name="TableColumn0701"/>
        <table:table-column table:style-name="TableColumn0702"/>
        <table:table-column table:style-name="TableColumn0703"/>
        <table:table-row table:style-name="TableRow0700">
          <table:table-cell table:style-name="TableCell070000">
            <text:p text:style-name="P210"><text:span text:style-name="T322">Name</text:span><text:span text:style-name="T323"/></text:p>
          </table:table-cell>
          <table:table-cell table:style-name="TableCell070001">
            <text:p text:style-name="P210"><text:span text:style-name="T324">Type</text:span><text:span text:style-name="T325"/></text:p>
          </table:table-cell>
          <table:table-cell table:style-name="TableCell070002">
            <text:p text:style-name="P210"><text:span text:style-name="T326">Description</text:span><text:span text:style-name="T327"/></text:p>
          </table:table-cell>
          <table:table-cell table:style-name="TableCell070003">
            <text:p text:style-name="P210"><text:span text:style-name="T328">Mandatory/</text:span></text:p>
            <text:p text:style-name="P210"><text:span text:style-name="T328">Optional</text:span><text:span text:style-name="T329"/></text:p>
          </table:table-cell>
        </table:table-row>
        <table:table-row table:style-name="TableRow0701">
          <table:table-cell table:style-name="TableCell070100">
            <text:p text:style-name="P213"><text:span text:style-name="T330">itemId</text:span><text:span text:style-name="T331"/></text:p>
          </table:table-cell>
          <table:table-cell table:style-name="TableCell070101">
            <text:p text:style-name="P214"><text:span text:style-name="T332">int</text:span><text:span text:style-name="T333"/></text:p>
          </table:table-cell>
          <table:table-cell table:style-name="TableCell070102">
            <text:p text:style-name="P215"><text:span text:style-name="T334">The ID of the item.</text:span><text:span text:style-name="T335"/></text:p>
          </table:table-cell>
          <table:table-cell table:style-name="TableCell070103">
            <text:p text:style-name="P216"><text:span text:style-name="T336">Mandatory</text:span><text:span text:style-name="T337"/></text:p>
          </table:table-cell>
        </table:table-row>
      </table:table>
      <text:p text:style-name="P218"><text:span text:style-name="T338">Body Parameters:</text:span></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ext:p text:style-name="P220"><text:span text:style-name="T340">Name</text:span><text:span text:style-name="T341"/></text:p>
          </table:table-cell>
          <table:table-cell table:style-name="TableCell080001">
            <text:p text:style-name="P220"><text:span text:style-name="T342">Type</text:span><text:span text:style-name="T343"/></text:p>
          </table:table-cell>
          <table:table-cell table:style-name="TableCell080002">
            <text:p text:style-name="P220"><text:span text:style-name="T344">Description</text:span><text:span text:style-name="T345"/></text:p>
          </table:table-cell>
          <table:table-cell table:style-name="TableCell080003">
            <text:p text:style-name="P220"><text:span text:style-name="T346">Mandatory/</text:span></text:p>
            <text:p text:style-name="P220"><text:span text:style-name="T346">Optional</text:span><text:span text:style-name="T347"/></text:p>
          </table:table-cell>
        </table:table-row>
        <table:table-row table:style-name="TableRow0801">
          <table:table-cell table:style-name="TableCell080100">
            <text:p text:style-name="P223"><text:span text:style-name="T348">dateTime</text:span><text:span text:style-name="T349"/></text:p>
          </table:table-cell>
          <table:table-cell table:style-name="TableCell080101">
            <text:p text:style-name="P224"><text:span text:style-name="T350">int</text:span><text:span text:style-name="T351"/></text:p>
          </table:table-cell>
          <table:table-cell table:style-name="TableCell080102">
            <text:p text:style-name="P225"><text:span text:style-name="T352">Time of publishing of the article associated with this content item.</text:span><text:span text:style-name="T353"/></text:p>
          </table:table-cell>
          <table:table-cell table:style-name="TableCell080103">
            <text:p text:style-name="P226"><text:span text:style-name="T354">Mandatory</text:span><text:span text:style-name="T355"/></text:p>
          </table:table-cell>
        </table:table-row>
        <table:table-row table:style-name="TableRow0802">
          <table:table-cell table:style-name="TableCell080200">
            <text:p text:style-name="P228"><text:span text:style-name="T356">questionCategory</text:span><text:span text:style-name="T357"/></text:p>
          </table:table-cell>
          <table:table-cell table:style-name="TableCell080201">
            <text:p text:style-name="P229"><text:span text:style-name="T358">int</text:span><text:span text:style-name="T359"/></text:p>
          </table:table-cell>
          <table:table-cell table:style-name="TableCell080202">
            <text:p text:style-name="P230"><text:span text:style-name="T360">The category of the question</text:span><text:span text:style-name="T361"/></text:p>
          </table:table-cell>
          <table:table-cell table:style-name="TableCell080203">
            <text:p text:style-name="P231"><text:span text:style-name="T362">Mandatory</text:span><text:span text:style-name="T363"/></text:p>
          </table:table-cell>
        </table:table-row>
        <table:table-row table:style-name="TableRow0803">
          <table:table-cell table:style-name="TableCell080300">
            <text:p text:style-name="P233"><text:span text:style-name="T364">answerA</text:span><text:span text:style-name="T365"/></text:p>
          </table:table-cell>
          <table:table-cell table:style-name="TableCell080301">
            <text:p text:style-name="P234"><text:span text:style-name="T366">string</text:span><text:span text:style-name="T367"/></text:p>
          </table:table-cell>
          <table:table-cell table:style-name="TableCell080302">
            <text:p text:style-name="P235"><text:span text:style-name="T368">Text placed in the left answering button.</text:span><text:span text:style-name="T369"/></text:p>
          </table:table-cell>
          <table:table-cell table:style-name="TableCell080303">
            <text:p text:style-name="P236"><text:span text:style-name="T370">Mandatory</text:span><text:span text:style-name="T371"/></text:p>
          </table:table-cell>
        </table:table-row>
        <table:table-row table:style-name="TableRow0804">
          <table:table-cell table:style-name="TableCell080400">
            <text:p text:style-name="P238"><text:span text:style-name="T372">answerB</text:span><text:span text:style-name="T373"/></text:p>
          </table:table-cell>
          <table:table-cell table:style-name="TableCell080401">
            <text:p text:style-name="P239"><text:span text:style-name="T374">string</text:span><text:span text:style-name="T375"/></text:p>
          </table:table-cell>
          <table:table-cell table:style-name="TableCell080402">
            <text:p text:style-name="P240"><text:span text:style-name="T376">Text placed in the right answering button.</text:span><text:span text:style-name="T377"/></text:p>
          </table:table-cell>
          <table:table-cell table:style-name="TableCell080403">
            <text:p text:style-name="P241"><text:span text:style-name="T378">Mandatory</text:span><text:span text:style-name="T379"/></text:p>
          </table:table-cell>
        </table:table-row>
        <table:table-row table:style-name="TableRow0805">
          <table:table-cell table:style-name="TableCell080500">
            <text:p text:style-name="P243"><text:span text:style-name="T380">photo</text:span><text:span text:style-name="T381"/></text:p>
          </table:table-cell>
          <table:table-cell table:style-name="TableCell080501">
            <text:p text:style-name="P244"><text:span text:style-name="T382">string</text:span><text:span text:style-name="T383"/></text:p>
          </table:table-cell>
          <table:table-cell table:style-name="TableCell080502">
            <text:p text:style-name="P245"><text:span text:style-name="T384">Path of the image.</text:span><text:span text:style-name="T385"/></text:p>
          </table:table-cell>
          <table:table-cell table:style-name="TableCell080503">
            <text:p text:style-name="P246"><text:span text:style-name="T386">Mandatory</text:span><text:span text:style-name="T387"/></text:p>
          </table:table-cell>
        </table:table-row>
        <table:table-row table:style-name="TableRow0806">
          <table:table-cell table:style-name="TableCell080600">
            <text:p text:style-name="P248"><text:span text:style-name="T388">hasMoreInfo</text:span><text:span text:style-name="T389"/></text:p>
          </table:table-cell>
          <table:table-cell table:style-name="TableCell080601">
            <text:p text:style-name="P249"><text:span text:style-name="T390">boolean</text:span><text:span text:style-name="T391"/></text:p>
          </table:table-cell>
          <table:table-cell table:style-name="TableCell080602">
            <text:p text:style-name="P250"><text:span text:style-name="T392">Flag indicating wether the 'more info'button should appear.</text:span><text:span text:style-name="T393"/></text:p>
          </table:table-cell>
          <table:table-cell table:style-name="TableCell080603">
            <text:p text:style-name="P251"><text:span text:style-name="T394">Optional</text:span><text:span text:style-name="T395"/></text:p>
          </table:table-cell>
        </table:table-row>
        <table:table-row table:style-name="TableRow0807">
          <table:table-cell table:style-name="TableCell080700">
            <text:p text:style-name="P253"><text:span text:style-name="T396">moreInfoText</text:span><text:span text:style-name="T397"/></text:p>
          </table:table-cell>
          <table:table-cell table:style-name="TableCell080701">
            <text:p text:style-name="P254"><text:span text:style-name="T398">string</text:span><text:span text:style-name="T399"/></text:p>
          </table:table-cell>
          <table:table-cell table:style-name="TableCell080702">
            <text:p text:style-name="P255"><text:span text:style-name="T400">Text displayed in the more info overlay.</text:span><text:span text:style-name="T401"/></text:p>
          </table:table-cell>
          <table:table-cell table:style-name="TableCell080703">
            <text:p text:style-name="P256"><text:span text:style-name="T402">Optional</text:span><text:span text:style-name="T403"/></text:p>
          </table:table-cell>
        </table:table-row>
        <table:table-row table:style-name="TableRow0808">
          <table:table-cell table:style-name="TableCell080800">
            <text:p text:style-name="P258"><text:span text:style-name="T404">articleUrl</text:span><text:span text:style-name="T405"/></text:p>
          </table:table-cell>
          <table:table-cell table:style-name="TableCell080801">
            <text:p text:style-name="P259"><text:span text:style-name="T406">string</text:span><text:span text:style-name="T407"/></text:p>
          </table:table-cell>
          <table:table-cell table:style-name="TableCell080802">
            <text:p text:style-name="P260"><text:span text:style-name="T408">The article's url associated with this content item</text:span><text:span text:style-name="T409"/></text:p>
          </table:table-cell>
          <table:table-cell table:style-name="TableCell080803">
            <text:p text:style-name="P261"><text:span text:style-name="T410">Mandatory</text:span><text:span text:style-name="T411"/></text:p>
          </table:table-cell>
        </table:table-row>
      </table:table>
      <text:p text:style-name="P263"><text:span text:style-name="T412">Server Response:</text:span></text:p>
      <text:p text:style-name="P264"><text:span text:style-name="T413">The server returns the whole<text:s/></text:span><text:span text:style-name="T414">ContentItem</text:span><text:span text:style-name="T415"><text:s/>that was updated.</text:span></text:p>
      <text:p text:style-name="P265"><text:span text:style-name="T416">Example:</text:span></text:p>
      <text:p text:style-name="P266"><text:span text:style-name="T417">PUT<text:s/></text:span><text:a xlink:href="https://api.server.com/item/523"><text:span text:style-name="T419">https://api.server.com/item/</text:span></text:a><text:span text:style-name="T420">624</text:span></text:p>
      <text:p text:style-name="P267"><text:span text:style-name="T420">[BODY PARAMETERS]</text:span></text:p>
      <text:p text:style-name="P267"><text:span text:style-name="T420">{</text:span></text:p>
      <text:p text:style-name="P267"><text:span text:style-name="T420"><text:s text:c="4"/>"data": {</text:span></text:p>
      <text:p text:style-name="P267"><text:span text:style-name="T420"><text:s text:c="8"/>"id": 609,</text:span></text:p>
      <text:p text:style-name="P267"><text:span text:style-name="T420"><text:s text:c="8"/>"timestamp": 1445500800,</text:span></text:p>
      <text:p text:style-name="P267"><text:span text:style-name="T420"><text:s text:c="8"/>"headerUnanswerd": "Wat weet jij?",</text:span></text:p>
      <text:p text:style-name="P267"><text:span text:style-name="T420"><text:s text:c="8"/>"headerAnswerd": "Wat weet men?",</text:span></text:p>
      <text:p text:style-name="P267"><text:span text:style-name="T420"><text:s text:c="8"/>"answerA": "Text for left answer",</text:span></text:p>
      <text:p text:style-name="P267"><text:span text:style-name="T420"><text:s text:c="8"/>"answerB": "Text for right answer",</text:span></text:p>
      <text:p text:style-name="P267"><text:span text:style-name="T420"><text:s text:c="8"/>"photo": "0b185d94d6d987bc684a6c74f1ff63845b4ba2a80f5f164f0e987a670e903cf1.png",</text:span></text:p>
      <text:p text:style-name="P267"><text:span text:style-name="T420"><text:s text:c="8"/>"questionResult": {</text:span></text:p>
      <text:p text:style-name="P267"><text:span text:style-name="T420"><text:s text:c="12"/>"answerAPercent": 50,</text:span></text:p>
      <text:p text:style-name="P267"><text:span text:style-name="T420"><text:s text:c="12"/>"answerBPercent": 50</text:span></text:p>
      <text:p text:style-name="P267"><text:span text:style-name="T420"><text:s text:c="8"/>},</text:span></text:p>
      <text:p text:style-name="P268"><text:span text:style-name="T420"><text:s text:c="8"/>"articleUrl": "</text:span><text:a xlink:href="http://example.com"><text:span text:style-name="T421">http://example.com</text:span></text:a><text:span text:style-name="T422">"</text:span></text:p>
      <text:p text:style-name="P269"><text:span text:style-name="T422"><text:s text:c="4"/>},</text:span></text:p>
      <text:p text:style-name="P269"><text:span text:style-name="T422"><text:s text:c="4"/>"error": null</text:span></text:p>
      <text:p text:style-name="P269"><text:span text:style-name="T422">}</text:span></text:p>
      <text:p text:style-name="P269"><text:span text:style-name="T4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